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77003c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>
        <style:tab-stops>
          <style:tab-stop style:position="3.6252in"/>
        </style:tab-stops>
      </style:paragraph-properties>
      <style:text-properties fo:color="#77003c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>
      <style:paragraph-properties fo:margin-top="0in" fo:margin-bottom="0.139in" fo:line-height="115%"/>
      <style:text-properties fo:color="#77003c" fo:font-size="16pt" fo:language="en" fo:country="none" fo:font-weight="bold" style:font-size-asian="16pt" style:font-weight-asian="bold" style:font-size-complex="16pt" style:font-weight-complex="bold"/>
    </style:style>
    <style:style style:name="P5" style:family="paragraph" style:parent-style-name="Standard" style:list-style-name="">
      <style:paragraph-properties fo:margin-top="0in" fo:margin-bottom="0.139in" fo:line-height="115%">
        <style:tab-stops>
          <style:tab-stop style:position="3.6252in"/>
        </style:tab-stops>
      </style:paragraph-properties>
      <style:text-properties fo:color="#77003c" fo:font-size="16pt" fo:language="en" fo:country="none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 1</text:p>
      <text:p text:style-name="P2">_</text:p>
      <text:p text:style-name="P4">Act 2</text:p>
      <text:p text:style-name="P2">_</text:p>
      <text:p text:style-name="P4">Act 3</text:p>
      <text:p text:style-name="P2">_</text:p>
      <text:p text:style-name="P4">Interfishin</text:p>
      <text:p text:style-name="P2">_</text:p>
      <text:p text:style-name="P4">Act 4</text:p>
      <text:p text:style-name="P2">_</text:p>
      <text:p text:style-name="P4">Act 5</text:p>
      <text:p text:style-name="P2">_</text:p>
      <text:p text:style-name="P4">Act 5 Act 2</text:p>
      <text:p text:style-name="P2">_</text:p>
      <text:p text:style-name="P4">Act 6</text:p>
      <text:p text:style-name="P2">_</text:p>
      <text:p text:style-name="P4">Act 6 Interfishin 1</text:p>
      <text:p text:style-name="P2">_</text:p>
      <text:p text:style-name="P4">Act 6 Act 2</text:p>
      <text:p text:style-name="P2">_</text:p>
      <text:p text:style-name="P2">1*. RxLa1: =006543</text:p>
      <text:p text:style-name="P6">COUNT SOM-E WOOLB-EASTS BITC)(</text:p>
      <text:p text:style-name="P2">_</text:p>
      <text:p text:style-name="P2">2. JE1: =006651</text:p>
      <text:p text:style-name="P2"><text:soft-page-break/>hey you</text:p>
      <text:p text:style-name="P2">god tier boy</text:p>
      <text:p text:style-name="P2">water you doin there blue boy</text:p>
      <text:p text:style-name="P2">)(-EY</text:p>
      <text:p text:style-name="P2">IM TALKING TO YOU</text:p>
      <text:p text:style-name="P2">_</text:p>
      <text:p text:style-name="P2">3. JE2: =006652</text:p>
      <text:p text:style-name="P2">yes you</text:p>
      <text:p text:style-name="P2">the dork in the pajamas</text:p>
      <text:p text:style-name="P2">ok the OT)(-ER dork in pajamas</text:p>
      <text:p text:style-name="P2">be all a pajama party up in here today</text:p>
      <text:p text:style-name="P2">which troll am i</text:p>
      <text:p text:style-name="P2">im the best troll dummy</text:p>
      <text:p text:style-name="P2">now get away from her she is mine</text:p>
      <text:p text:style-name="P2">ive been hunting her for a whale now</text:p>
      <text:p text:style-name="P2">its a fish pun</text:p>
      <text:p text:style-name="P2">sayin fish puns is obviously kind of this thing i do stupid G-ET WIT)( T)(-E PROGRAM</text:p>
      <text:p text:style-name="P2">ooooh thats a good one</text:p>
      <text:p text:style-name="P2">not</text:p>
      <text:p text:style-name="P2">now beat it</text:p>
      <text:p text:style-name="P2">who the fuck are they</text:p>
      <text:p text:style-name="P2">_</text:p>
      <text:p text:style-name="P2">4. JE3: =006653</text:p>
      <text:p text:style-name="P2">werent no friends of mine if i never heard of em</text:p>
      <text:p text:style-name="P2">do you see this golden pointy deal here</text:p>
      <text:p text:style-name="P2">i was gonna use it to poke some holes in that girl there and see <text:soft-page-break/>what happens</text:p>
      <text:p text:style-name="P2">so clamscray</text:p>
      <text:p text:style-name="P2">for the halibut</text:p>
      <text:p text:style-name="P2">halibut hell of it</text:p>
      <text:p text:style-name="P2">ok that one wasnt that awesome</text:p>
      <text:p text:style-name="P2">i thought i told you to clamscray</text:p>
      <text:p text:style-name="P2">holy mother glubbing mackerel you are a fucking idiot</text:p>
      <text:p text:style-name="P2">well if youre not gonna go</text:p>
      <text:p text:style-name="P2">maybe you can at least tell me somefin</text:p>
      <text:p text:style-name="P2">this is the afterlife isnt it</text:p>
      <text:p text:style-name="P2">which means</text:p>
      <text:p text:style-name="P2">im D-EAD</text:p>
      <text:p text:style-name="P2">right</text:p>
      <text:p text:style-name="P2">_</text:p>
      <text:p text:style-name="P2">5. JE4: =006654</text:p>
      <text:p text:style-name="P2">I KN-EW IT</text:p>
      <text:p text:style-name="P2">hahahaha yessssss</text:p>
      <text:p text:style-name="P2">excited hmm</text:p>
      <text:p text:style-name="P2">now that you mention it</text:p>
      <text:p text:style-name="P2">yes</text:p>
      <text:p text:style-name="P2">i am pretty</text:p>
      <text:p text:style-name="P2">flippin</text:p>
      <text:p text:style-name="P2">-EXCIT------ED</text:p>
      <text:p text:style-name="P2">beacause</text:p>
      <text:p text:style-name="P2">it means my plan worked</text:p>
      <text:p text:style-name="P2">_</text:p>
      <text:p text:style-name="P2">6. JE5: =006655</text:p>
      <text:p text:style-name="P2"><text:soft-page-break/>why would i tell a hornless dork like you somefin like that</text:p>
      <text:p text:style-name="P2">im curious about why a couple of freaks like you were sent to welcome me to hell</text:p>
      <text:p text:style-name="P2">water you demons or somefin</text:p>
      <text:p text:style-name="P2">pretty lame demons if you ask me</text:p>
      <text:p text:style-name="P2">way too frondly and stupid</text:p>
      <text:p text:style-name="P2">so like</text:p>
      <text:p text:style-name="P2">youre dead aliens huh</text:p>
      <text:p text:style-name="P2">whoever heard of an alien ghost</text:p>
      <text:p text:style-name="P2">nerd</text:p>
      <text:p text:style-name="P2">so the girl</text:p>
      <text:p text:style-name="P2">she like your matesprit or whatever</text:p>
      <text:p text:style-name="P2">dont know who she is but i know W)(AT she is</text:p>
      <text:p text:style-name="P2">shes done</text:p>
      <text:p text:style-name="P2">ever do any baking nerd</text:p>
      <text:p text:style-name="P2">then you know -EXACTLY what you do with somefin thats done</text:p>
      <text:p text:style-name="P2">you stick a fork in it</text:p>
      <text:p text:style-name="P2">_</text:p>
      <text:p text:style-name="P2">7. JE6: =006656</text:p>
      <text:p text:style-name="P2">S-E--------------------E</text:p>
      <text:p text:style-name="P2">_</text:p>
      <text:p text:style-name="P2">8. JE7: =006657</text:p>
      <text:p text:style-name="P2">better think fast suckafish</text:p>
      <text:p text:style-name="P2">_</text:p>
      <text:p text:style-name="P4">Act 6 Intermission 2</text:p>
      <text:p text:style-name="P2">_</text:p>
      <text:p text:style-name="P4">Act 6 Act 3</text:p>
      <text:p text:style-name="P2"><text:soft-page-break/>_</text:p>
      <text:p text:style-name="P2">9. ArSe1: =006884</text:p>
      <text:p text:style-name="P2">what</text:p>
      <text:p text:style-name="P2">no way</text:p>
      <text:p text:style-name="P2">no</text:p>
      <text:p text:style-name="P2">wanna poke these suckas up</text:p>
      <text:p text:style-name="P2">come on lemme puncture one of em</text:p>
      <text:p text:style-name="P2">just a little</text:p>
      <text:p text:style-name="P2">how bout this shout ass nubby motherglubber who looks like whats his face</text:p>
      <text:p text:style-name="P2">what like on the floor</text:p>
      <text:p text:style-name="P2">_</text:p>
      <text:p text:style-name="P2">10. ArSe2; TP1: =006885</text:p>
      <text:p text:style-name="P2">s'chool</text:p>
      <text:p text:style-name="P2">aw man</text:p>
      <text:p text:style-name="P2">no dont</text:p>
      <text:p text:style-name="P2">yeah like a fuckin ghost could even sell anyfin</text:p>
      <text:p text:style-name="P2">any of you scrubs know where to find the prawn shop in this bitch</text:p>
      <text:p text:style-name="P2">some ho is angling to sell ma gold pointy jam</text:p>
      <text:p text:style-name="P2">look at her pawin up my royal loot with her clammy shitmitts</text:p>
      <text:p text:style-name="P2">greedier spectacle i never did sea</text:p>
      <text:p text:style-name="P2">water you blind there pyrope lookin dimwit</text:p>
      <text:p text:style-name="P2">then listen up</text:p>
      <text:p text:style-name="P2">she wants</text:p>
      <text:p text:style-name="P2">to hock</text:p>
      <text:p text:style-name="P2">my swank fuckin carats</text:p>
      <text:p text:style-name="P2">got it</text:p>
      <text:p text:style-name="P2"><text:soft-page-break/>this sure became a retarded line of talkin</text:p>
      <text:p text:style-name="P2">_</text:p>
      <text:p text:style-name="P2">11. ArSe3; KV1: =006886</text:p>
      <text:p text:style-name="P2">attention huh</text:p>
      <text:p text:style-name="P2">whoda thought</text:p>
      <text:p text:style-name="P2">you would want any of THAT</text:p>
      <text:p text:style-name="P2">heh</text:p>
      <text:p text:style-name="P2">being a ghost isnt anyfin you need to be oriented to</text:p>
      <text:p text:style-name="P2">were D-EAD who cares</text:p>
      <text:p text:style-name="P2">yeah probubbly</text:p>
      <text:p text:style-name="P2">what elses new though</text:p>
      <text:p text:style-name="P2">need to swimmer down girl</text:p>
      <text:p text:style-name="P2">you dead</text:p>
      <text:p text:style-name="P2">time to act like the fucks you give stopped existin</text:p>
      <text:p text:style-name="P2">like they.....</text:p>
      <text:p text:style-name="P2">disaspeared 38T</text:p>
      <text:p text:style-name="P2">i mean</text:p>
      <text:p text:style-name="P2">having to wait milleniums and stuff</text:p>
      <text:p text:style-name="P2">as a ghost with too much to say</text:p>
      <text:p text:style-name="P2">that is nook loads of time</text:p>
      <text:p text:style-name="P2">but i mean</text:p>
      <text:p text:style-name="P2">we both might of lived that long</text:p>
      <text:p text:style-name="P2">if we didnt up and die just now</text:p>
      <text:p text:style-name="P2">or at least i woulda</text:p>
      <text:p text:style-name="P2">sounds to me like boring times ahoy either fuckin way</text:p>
      <text:p text:style-name="P2">um</text:p>
      <text:p text:style-name="P2">dunno?</text:p>
      <text:p text:style-name="P2"><text:soft-page-break/>sorry serket</text:p>
      <text:p text:style-name="P2">lets hug it out later</text:p>
      <text:p text:style-name="P2">aight</text:p>
      <text:p text:style-name="P2">fishnet!</text:p>
      <text:p text:style-name="P2">fishnet yessss</text:p>
      <text:p text:style-name="P2">you coulda just said net but you said fishnet instead &lt;3</text:p>
      <text:p text:style-name="P2">uh lets sea</text:p>
      <text:p text:style-name="P2">no</text:p>
      <text:p text:style-name="P2">no fuck you gimme that</text:p>
      <text:p text:style-name="P2">TUNA 38D</text:p>
      <text:p text:style-name="P2">tuna tuna tuna tuna</text:p>
      <text:p text:style-name="P2">i love you</text:p>
      <text:p text:style-name="P2">what</text:p>
      <text:p text:style-name="P2">_</text:p>
      <text:p text:style-name="P2">12. KV2; ArSe4; RxLa2: =006887</text:p>
      <text:p text:style-name="P2">that guy!</text:p>
      <text:p text:style-name="P2">nubbyshouts</text:p>
      <text:p text:style-name="P2">that guy is cool!!</text:p>
      <text:p text:style-name="P2">aw man</text:p>
      <text:p text:style-name="P2">hes so much cooler than whats his shit</text:p>
      <text:p text:style-name="P2">why couldnt whats his shit be more like nubs mcshouty</text:p>
      <text:p text:style-name="P2">our team had no cool buoys at all</text:p>
      <text:p text:style-name="P2">sleepy fishbait is right</text:p>
      <text:p text:style-name="P2">this is a fuckin drag</text:p>
      <text:p text:style-name="P2">can i go hang out with shouty instead</text:p>
      <text:p text:style-name="P2">38C</text:p>
      <text:p text:style-name="P2">_</text:p>
      <text:p text:style-name="P2"><text:soft-page-break/>13. ArSe5: =006890</text:p>
      <text:p text:style-name="P2">glubber fuck</text:p>
      <text:p text:style-name="P2">somemoby kill me</text:p>
      <text:p text:style-name="P2">again</text:p>
      <text:p text:style-name="P2">make me double die</text:p>
      <text:p text:style-name="P2">can that happen can you kill a ghost</text:p>
      <text:p text:style-name="P2">cod almighty</text:p>
      <text:p text:style-name="P2">dont you sea</text:p>
      <text:p text:style-name="P2">these chumps are too polite to say they dont give a flip</text:p>
      <text:p text:style-name="P2">specially that poor buoy you lured on to your boat</text:p>
      <text:p text:style-name="P2">lookit him</text:p>
      <text:p text:style-name="P2">too polite and afraid to say anyfin at all</text:p>
      <text:p text:style-name="P2">38D!!!!!</text:p>
      <text:p text:style-name="P2">(eelmao!)</text:p>
      <text:p text:style-name="P2">whatebber</text:p>
      <text:p text:style-name="P2">_</text:p>
      <text:p text:style-name="P2">14. DS1; RL1; KM1; TP2; ArSe6; JaEn1: =006891</text:p>
      <text:p text:style-name="P2">yo listen up</text:p>
      <text:p text:style-name="P2">ill make this reel quick</text:p>
      <text:p text:style-name="P2">_</text:p>
      <text:p text:style-name="P2">15. DS2; RL2; KM2; TP3; ArSe7; JaEn2: =006892</text:p>
      <text:p text:style-name="P2">ok so we all lost cause everybody sucked but me</text:p>
      <text:p text:style-name="P2">_</text:p>
      <text:p text:style-name="P2">16. DS3; RL3; KM3; TP4; ArSe8; JaEn3: =006893</text:p>
      <text:p text:style-name="P2">so serket here wanted to do the scratch thing that would make us all not exist</text:p>
      <text:p text:style-name="P2">_</text:p>
      <text:p text:style-name="P2"><text:soft-page-break/>17. DS4; RL4; KM4; TP5; ArSe9; JaEn4: =006894</text:p>
      <text:p text:style-name="P2">but i found out from monsters we could keep existin if we was a bunch of ghosts</text:p>
      <text:p text:style-name="P2">_</text:p>
      <text:p text:style-name="P2">18. DS5; RL5; KM5; TP6; ArSe10; JaEn5: =006895</text:p>
      <text:p text:style-name="P2">thing is nobody ever has the guts to off anybody</text:p>
      <text:p text:style-name="P2">_</text:p>
      <text:p text:style-name="P2">19. DS6; RL6; KM6; TP7; ArSe11; JaEn6: =006896</text:p>
      <text:p text:style-name="P2">let alone themshellves</text:p>
      <text:p text:style-name="P2">_</text:p>
      <text:p text:style-name="P2">20. DS7; RL7; KM7; TP8; ArSe12; JaEn7: =006897</text:p>
      <text:p text:style-name="P2">so i blew us all the fuck up</text:p>
      <text:p text:style-name="P2">_</text:p>
      <text:p text:style-name="P2">21. DS8; RL8; KM8; TP9; ArSe13; JaEn8: =006898</text:p>
      <text:p text:style-name="P2">and thats glubbin that</text:p>
      <text:p text:style-name="P2">_</text:p>
      <text:p text:style-name="P2">22. DS9; RL9; KM9; TP10; ArSe14; JaEn9: =006899</text:p>
      <text:p text:style-name="P2">now were ghosts the end</text:p>
      <text:p text:style-name="P2">_</text:p>
      <text:p text:style-name="P3">23. ArSe15: =006902</text:p>
      <text:p text:style-name="P3">whoa clam down</text:p>
      <text:p text:style-name="P3">clam your rumble spheres</text:p>
      <text:p text:style-name="P3">seriously they is lookin lively girl everyones gawkin</text:p>
      <text:p text:style-name="P3">i said what happened didnt i</text:p>
      <text:p text:style-name="P3">who gives a dolphin flip through a big ring of shit</text:p>
      <text:p text:style-name="P3">...</text:p>
      <text:p text:style-name="P3">go on</text:p>
      <text:p text:style-name="P3"><text:soft-page-break/>aww man 38(</text:p>
      <text:p text:style-name="P3">uh</text:p>
      <text:p text:style-name="P3">ahem</text:p>
      <text:p text:style-name="P3">no no shut up</text:p>
      <text:p text:style-name="P3">do me now what about me</text:p>
      <text:p text:style-name="P3">waterboat meeeee!!!</text:p>
      <text:p text:style-name="P3">no these stories are more interesting than your usual ones</text:p>
      <text:p text:style-name="P3">i can tell because im actually still a wake</text:p>
      <text:p text:style-name="P3">uh</text:p>
      <text:p text:style-name="P3">are those the only two options</text:p>
      <text:p text:style-name="P3">how about</text:p>
      <text:p text:style-name="P3">not the looooooooooooooooooooong version</text:p>
      <text:p text:style-name="P3">like dont go full fuckin serket on us</text:p>
      <text:p text:style-name="P3">but</text:p>
      <text:p text:style-name="P3">dont leave out too much of the cool stuff?</text:p>
      <text:p text:style-name="P3">shit man why do i gotta explain this to a presumably rational person</text:p>
      <text:p text:style-name="P3">just tell me what ma junk was bitch!</text:p>
      <text:p text:style-name="P3">blub</text:p>
      <text:p text:style-name="P3">come on spit it out windfang</text:p>
      <text:p text:style-name="P3">no more adventures on the high breeze got it</text:p>
      <text:p text:style-name="P3">_</text:p>
      <text:p text:style-name="P3">24. ArSe16: =006903</text:p>
      <text:p text:style-name="P3">38o</text:p>
      <text:p text:style-name="P3">38o</text:p>
      <text:p text:style-name="P3">_</text:p>
      <text:p text:style-name="P3">25. JaEn10: =006906</text:p>
      <text:p text:style-name="P3"><text:soft-page-break/>oof</text:p>
      <text:p text:style-name="P3">_</text:p>
      <text:p text:style-name="P3">26. JaEn11: =006907</text:p>
      <text:p text:style-name="P3">oof</text:p>
      <text:p text:style-name="P3">_</text:p>
      <text:p text:style-name="P3">27. ArSe17: =006912</text:p>
      <text:p text:style-name="P3">SOOOOOOOOOOO</text:p>
      <text:p text:style-name="P3">COOOOOOOOOOOL</text:p>
      <text:p text:style-name="P3">_</text:p>
      <text:p text:style-name="P5">Act 6 Intermission 3</text:p>
      <text:p text:style-name="P3">_</text:p>
      <text:p text:style-name="P3">28. =007163</text:p>
      <text:p text:style-name="P3">SEE LOG FOR "Act 6 Intermission 3 Part 1" IN GAMES FOLDER</text:p>
      <text:p text:style-name="P3">_</text:p>
      <text:p text:style-name="P3">29. =007208</text:p>
      <text:p text:style-name="P3">SEE LOG FOR "Act 6 Intermission 3 Part 2" IN GAMES FOLDER</text:p>
      <text:p text:style-name="P3">_</text:p>
      <text:p text:style-name="P3">30. =007298</text:p>
      <text:p text:style-name="P3">SEE LOG FOR "Act 6 Intermission 3 Part 3" IN GAMES FOLDER</text:p>
      <text:p text:style-name="P3">_</text:p>
      <text:p text:style-name="P3">31. MINISTRIFE: =007327</text:p>
      <text:p text:style-name="P2">H-EY YOU! serket lookin girl</text:p>
      <text:p text:style-name="P2">wanna join my army</text:p>
      <text:p text:style-name="P2">who da fuck you callin a wannabe?? lousy pants wearin smart mouth aranea ripoff</text:p>
      <text:p text:style-name="P2">now get in my army fore i poke you up beeyotch</text:p>
      <text:p text:style-name="P2">wut</text:p>
      <text:p text:style-name="P2"><text:soft-page-break/>that makes no fuckin sense at all</text:p>
      <text:p text:style-name="P2">anemoneway i dont recall giving anyone clearance for a whalenormous treasure hunt</text:p>
      <text:p text:style-name="P2">as the rightful heiress that sorta noise has to go through me yo!!!</text:p>
      <text:p text:style-name="P2">ITS BLU-E BOY!!! hahaha i forgot about this dumb nerd</text:p>
      <text:p text:style-name="P2">H-EY BLU-E BOY!!! CATC)(!!!!!!</text:p>
      <text:p text:style-name="P2">guess u could say i made him</text:p>
      <text:p text:style-name="P2">disaSP-EAR 38)</text:p>
      <text:p text:style-name="P2">angling?? hey stick to spider puns or whatever if youre gonna talk smack</text:p>
      <text:p text:style-name="P2">FIS)( PUNS AR-E MY TURF!!!</text:p>
      <text:p text:style-name="P2">or i guess i mean... surf 38?</text:p>
      <text:p text:style-name="P2">aw man is this what were doin now</text:p>
      <text:p text:style-name="P2">changing into our bullshit god rags?</text:p>
      <text:p text:style-name="P2">but these jams are so ugly</text:p>
      <text:p text:style-name="P2">bleh fine here goes nofin</text:p>
      <text:p text:style-name="P2">-E-E-E-E-E------EUUUG)(</text:p>
      <text:p text:style-name="P2">i look like hell... all beige and shit</text:p>
      <text:p text:style-name="P2">how can you even stand these grody ass thief duds</text:p>
      <text:p text:style-name="P2">i was thinkin of modding ma peejays to look a little snazzier</text:p>
      <text:p text:style-name="P2">water you think of...</text:p>
      <text:p text:style-name="P2">this?</text:p>
      <text:p text:style-name="P2">or this? or maybe...</text:p>
      <text:p text:style-name="P2">wait how bout</text:p>
      <text:p text:style-name="P2">yea???</text:p>
      <text:p text:style-name="P2">da fuuuuck</text:p>
      <text:p text:style-name="P2">come on girl i aint got no dice or fancy pirate threads this is <text:soft-page-break/>like my top shellf battle mode here</text:p>
      <text:p text:style-name="P2">but i CAN call for backup</text:p>
      <text:p text:style-name="P2">my homies can help teach you to show your royalty a lil respect </text:p>
      <text:p text:style-name="P2">original recipe serket. quit yer glubbin and go god tier already theres a rumble goin down in the hood</text:p>
      <text:p text:style-name="P2">scrod clammit aranea</text:p>
      <text:p text:style-name="P2">aight we need some non pacifisht chumps on the scene pronto</text:p>
      <text:p text:style-name="P2">E-Y ANYON-E IN TH-E G)(OST VICINITY G-ET Y-ER TAIL OV-ER )(-ER-E S)(IT IS GOING DOWN</text:p>
      <text:p text:style-name="P2">no its not a party its...</text:p>
      <text:p text:style-name="P2">ARRRRRGH DUD-E GTFO</text:p>
      <text:p text:style-name="P2">noooooo its not a party gfd 38(</text:p>
      <text:p text:style-name="P2">aw snap its my ancestor. wish i didnt notice her)</text:p>
      <text:p text:style-name="P2">(must... supress... urge... to murder her for royal supremacy omg)</text:p>
      <text:p text:style-name="P2">H-EY! everyone stay on the right goddamn sides. cronus im lookin at you</text:p>
      <text:p text:style-name="P2">no no it really is a catfight. or i mean a regular fight... urrgh</text:p>
      <text:p text:style-name="P2">no!!!!!!!!!!</text:p>
      <text:p text:style-name="P2">aw fuck are people way over there still callin this a party</text:p>
      <text:p text:style-name="P2">serket deuce is this bullcrap as aggravatin to you as it is to me</text:p>
      <text:p text:style-name="P2">like seariously its so crowded now our faces are literally touching</text:p>
      <text:p text:style-name="P2">dat cant be right</text:p>
      <text:p text:style-name="P2">lets back these asshats up and get on with our fight</text:p>
      <text:p text:style-name="P2">classic flavor serket is right tho we are sorta wastin time here</text:p>
      <text:p text:style-name="P2">lets hurry this up and make it simple</text:p>
      <text:p text:style-name="P2">if i win then all these dorkwads join my army including you</text:p>
      <text:p text:style-name="P2">if you win then you get all the spoils and go hunt for treasure</text:p>
      <text:p text:style-name="P2"><text:soft-page-break/>i dunno man</text:p>
      <text:p text:style-name="P2">then i guess we combine all our plans into one huge clusterfuck plan???</text:p>
      <text:p text:style-name="P2">like this whole thing aint one big clusterfuck already</text:p>
      <text:p text:style-name="P2">serket the sequel shut your cocky mouth and fight me</text:p>
      <text:p text:style-name="P3">_</text:p>
      <text:p text:style-name="P5">Act 6 Act 4</text:p>
      <text:p text:style-name="P3">_</text:p>
      <text:p text:style-name="P5">Act 6 Intermission 4</text:p>
      <text:p text:style-name="P3">_</text:p>
      <text:p text:style-name="P5">Act 6 Act 5</text:p>
      <text:p text:style-name="P3">_</text:p>
      <text:p text:style-name="P5">Act 6 Act 5 Act 2</text:p>
      <text:p text:style-name="P3">_</text:p>
      <text:p text:style-name="P5">Act 6 Act 5 Act 1</text:p>
      <text:p text:style-name="P3">_</text:p>
      <text:p text:style-name="P5">Act 6 Intermission 5</text:p>
      <text:p text:style-name="P3">_</text:p>
      <text:p text:style-name="P3">32. ArSe34: =007851</text:p>
      <text:p text:style-name="P3">ey its the blue buoy again!</text:p>
      <text:p text:style-name="P3">sea him there just off the starboard shit</text:p>
      <text:p text:style-name="P3">yo watch how far away i can fork him from</text:p>
      <text:p text:style-name="P3">38D</text:p>
      <text:p text:style-name="P3">38D</text:p>
      <text:p text:style-name="P3">conchfishscate</text:p>
      <text:p text:style-name="P3"><text:soft-page-break/>38D</text:p>
      <text:p text:style-name="P3">_</text:p>
      <text:p text:style-name="P3">33. JE8: =007854</text:p>
      <text:p text:style-name="P3">(dream on blue nerd)</text:p>
      <text:p text:style-name="P3">(you in my crosshairs sucka)</text:p>
      <text:p text:style-name="P3">(gotch u right where i want)</text:p>
      <text:p text:style-name="P3">(just biding my time)</text:p>
      <text:p text:style-name="P3">(biding and biding)</text:p>
      <text:p text:style-name="P3">(gonna hunt you til we both double dead)</text:p>
      <text:p text:style-name="P3">(you are my obsession lil bluefish)</text:p>
      <text:p text:style-name="P3">(my shrimpiest of whales)</text:p>
      <text:p text:style-name="P3">(my mobiest of dicks)</text:p>
      <text:p text:style-name="P3">(call me)</text:p>
      <text:p text:style-name="P3">(fishmael)</text:p>
      <text:p text:style-name="P3">3B|</text:p>
      <text:p text:style-name="P3">_</text:p>
      <text:p text:style-name="P3">34. AV1; JE9: =007857</text:p>
      <text:p text:style-name="P3">*COUGH)(*</text:p>
      <text:p text:style-name="P3">(no but for reel it pretty much is a navy)</text:p>
      <text:p text:style-name="P3">(just sayin)</text:p>
      <text:p text:style-name="P3">_</text:p>
      <text:p text:style-name="P3">35. AV2; ArSe35; TN1: =007857</text:p>
      <text:p text:style-name="P3">word</text:p>
      <text:p text:style-name="P3">hey serket deuce</text:p>
      <text:p text:style-name="P3">lets not lose track a whos actually in charge of this shit mkay</text:p>
      <text:p text:style-name="P3">yessssss</text:p>
      <text:p text:style-name="P3">no keep doin that</text:p>
      <text:p text:style-name="P3"><text:soft-page-break/>lower swabby</text:p>
      <text:p text:style-name="P3">LOW-ER</text:p>
      <text:p text:style-name="P3">face on the fuckin deck</text:p>
      <text:p text:style-name="P3">yes just like that perfect</text:p>
      <text:p text:style-name="P3">PUKE</text:p>
      <text:p text:style-name="P3">oh my glub the serk twins bein adorbubble again</text:p>
      <text:p text:style-name="P3">nitram get your mop ready for swabbin up all this vomit comin out ma mouth</text:p>
      <text:p text:style-name="P3">can you two stick a fork in the sentimental carp</text:p>
      <text:p text:style-name="P3">maybe pretend you aint hit it off so good</text:p>
      <text:p text:style-name="P3">you ever stop and think how this makes me feel</text:p>
      <text:p text:style-name="P3">jealous</text:p>
      <text:p text:style-name="P3">bitch no</text:p>
      <text:p text:style-name="P3">just makes me think about my kid descendant</text:p>
      <text:p text:style-name="P3">an how instead of having this cool friendsy relation with her i just got this uncontrollable urge to stab her to death so she dont threaten my supremacy</text:p>
      <text:p text:style-name="P3">which is a shame cuz she so cute 38(</text:p>
      <text:p text:style-name="P3">cod damn my royal blood and the cray junk it makes me have to do</text:p>
      <text:p text:style-name="P3">aw well</text:p>
      <text:p text:style-name="P3">maybe some day ill find an heiress who my genes dont instinctively make me wanna murder on sight</text:p>
      <text:p text:style-name="P3">then i can teach her the badass ways of being a boss n shit!</text:p>
      <text:p text:style-name="P3">_</text:p>
      <text:p text:style-name="P3">36. TN2; JE10: =007858</text:p>
      <text:p text:style-name="P3">yeah but</text:p>
      <text:p text:style-name="P3">arent we</text:p>
      <text:p text:style-name="P3">moral of the story is blue kid is a dumb nerd but is right when he says stuff</text:p>
      <text:p text:style-name="P3"><text:soft-page-break/>look at that its like me and him are becoming fast fronds thus lulling him into a sense of false confidence already</text:p>
      <text:p text:style-name="P3">(soon my lil whale...)</text:p>
      <text:p text:style-name="P3">(soon...)</text:p>
      <text:p text:style-name="P3">_</text:p>
      <text:p text:style-name="P3">37. ArSe36: =007861</text:p>
      <text:p text:style-name="P3">aranea i thought you said youd fix the shitty parts of the story</text:p>
      <text:p text:style-name="P3">you started with that crappy line the first time too </text:p>
      <text:p text:style-name="P3">its aight i guess</text:p>
      <text:p text:style-name="P3">knot</text:p>
      <text:p text:style-name="P3">_</text:p>
      <text:p text:style-name="P3">38. ArSe37: =007877</text:p>
      <text:p text:style-name="P3">im takin a gaper break</text:p>
      <text:p text:style-name="P3">god</text:p>
      <text:p text:style-name="P3">_</text:p>
      <text:p text:style-name="P3">39. ArSe38: =007878</text:p>
      <text:p text:style-name="P3">girl your stories never end my bladder cant even deal</text:p>
      <text:p text:style-name="P3">just keep talking while im gone</text:p>
      <text:p text:style-name="P3">i already heard the damn story though!</text:p>
      <text:p text:style-name="P3">glubber fuck cant you just keep yappin about snake sex while i hit the lil grubs room already</text:p>
      <text:p text:style-name="P3">_</text:p>
      <text:p text:style-name="P3">40. ArSe39; JE11: =007879</text:p>
      <text:p text:style-name="P3">omfg</text:p>
      <text:p text:style-name="P3">you really are turnin evil arent ya</text:p>
      <text:p text:style-name="P3">i would be proud except of how terrible and boring the actual consequences are for me personally</text:p>
      <text:p text:style-name="P3">none a your business blue kid</text:p>
      <text:p text:style-name="P3"><text:soft-page-break/>HOLY MACK-ER-EL CAN YOU S)(ITFUCKS JUST -ENJOY YOUR SPAC-E LIZARD PORN W)(IL-E I TAK-E A FUCKING PISS???</text:p>
      <text:p text:style-name="P3">_</text:p>
      <text:p text:style-name="P3">41. ArSe40: =007880</text:p>
      <text:p text:style-name="P3">ugh</text:p>
      <text:p text:style-name="P3">you and your intermissions</text:p>
      <text:p text:style-name="P3">what is with your intermissions they aint even intermissions most of the time</text:p>
      <text:p text:style-name="P3">they just an excuse to tell another dumb story inside a longer dumb story</text:p>
      <text:p text:style-name="P3">...</text:p>
      <text:p text:style-name="P3">...</text:p>
      <text:p text:style-name="P3">fine</text:p>
      <text:p text:style-name="P3">lets do the interfishin thing you said</text:p>
      <text:p text:style-name="P3">cuz of fish</text:p>
      <text:p text:style-name="P3">brb u scrubs</text:p>
      <text:p text:style-name="P3">_</text:p>
      <text:p text:style-name="P3">42. =007881</text:p>
      <text:p text:style-name="P3">eye patch guy fell the fuck down</text:p>
      <text:p text:style-name="P3">like captor like captor i guess</text:p>
      <text:p text:style-name="P3">so uh</text:p>
      <text:p text:style-name="P3">water we doin here...</text:p>
      <text:p text:style-name="P3">i sea</text:p>
      <text:p text:style-name="P3">_</text:p>
      <text:p text:style-name="P3">43. ArSe41: =007932</text:p>
      <text:p text:style-name="P3">(clamoring)</text:p>
      <text:p text:style-name="P3">(as in clams text it)</text:p>
      <text:p text:style-name="P3">_</text:p>
      <text:p text:style-name="P3"><text:soft-page-break/>44. AV3: =007945</text:p>
      <text:p text:style-name="P3">yea fraid so</text:p>
      <text:p text:style-name="P3">um no serk its actually a real thing</text:p>
      <text:p text:style-name="P3">god damn for a pirate you really know fuckall about nautical junk</text:p>
      <text:p text:style-name="P3">pretty embarrassing tbh</text:p>
      <text:p text:style-name="P3">_</text:p>
      <text:p text:style-name="P3">45. JE12: =007967</text:p>
      <text:p text:style-name="P3">pst blue guy</text:p>
      <text:p text:style-name="P3">no the other weenie in blue pjs</text:p>
      <text:p text:style-name="P3">yes you cmere</text:p>
      <text:p text:style-name="P3">_</text:p>
      <text:p text:style-name="P3">46. JE13: =007968</text:p>
      <text:p text:style-name="P3">listfin</text:p>
      <text:p text:style-name="P3">i have a problem</text:p>
      <text:p text:style-name="P3">now we both know some day ima be the one to swindle you out of that life ring</text:p>
      <text:p text:style-name="P3">yeah</text:p>
      <text:p text:style-name="P3">shit is inevibubble and we all know it</text:p>
      <text:p text:style-name="P3">i like priceless treasure</text:p>
      <text:p text:style-name="P3">you GOT priceless treasure</text:p>
      <text:p text:style-name="P3">my fuckin hero title deal all but guarantees ill steal it from you some day</text:p>
      <text:p text:style-name="P3">and ill come back to life so i can rip shit up in the real world and get all the gold and make all yall my slaves and rule everything forev</text:p>
      <text:p text:style-name="P3">just one problem though</text:p>
      <text:p text:style-name="P3">i dunno if i wanna?</text:p>
      <text:p text:style-name="P3">_</text:p>
      <text:p text:style-name="P3"><text:soft-page-break/>47. JE14: =007969</text:p>
      <text:p text:style-name="P3">no but you dont understand</text:p>
      <text:p text:style-name="P3">if i ganked your ring and put it on</text:p>
      <text:p text:style-name="P3">and became not a ghost anemonemore</text:p>
      <text:p text:style-name="P3">and had to hit the road and conquer stuff</text:p>
      <text:p text:style-name="P3">i would miss my friends 38(</text:p>
      <text:p text:style-name="P3">no blue boy you arent listening</text:p>
      <text:p text:style-name="P3">i cant even handle it</text:p>
      <text:p text:style-name="P3">thinkin aboat ditching my fronds</text:p>
      <text:p text:style-name="P3">they meant so much to me since i been dead</text:p>
      <text:p text:style-name="P3">ya feel me blue dweeb</text:p>
      <text:p text:style-name="P3">the serket twins</text:p>
      <text:p text:style-name="P3">they just</text:p>
      <text:p text:style-name="P3">bleugh</text:p>
      <text:p text:style-name="P3">look at em</text:p>
      <text:p text:style-name="P3">so disgustinly adorbs together</text:p>
      <text:p text:style-name="P3">all likin each other and BEING like each other and junk</text:p>
      <text:p text:style-name="P3">i dont think i could take it</text:p>
      <text:p text:style-name="P3">i aint ready to say fareshell</text:p>
      <text:p text:style-name="P3">_</text:p>
      <text:p text:style-name="P3">48. JE15: =007970</text:p>
      <text:p text:style-name="P3">araneas all like</text:p>
      <text:p text:style-name="P3">learnin to be unscrupulous never thought the girl had it in her</text:p>
      <text:p text:style-name="P3">makes me so glubbin proud</text:p>
      <text:p text:style-name="P3">her stories blow hole but i still love listenin</text:p>
      <text:p text:style-name="P3">dont tell her i said so but</text:p>
      <text:p text:style-name="P3">i like hearing her so happy like she is just so damn pleased to <text:soft-page-break/>hear herself yack about dumb shit</text:p>
      <text:p text:style-name="P3">on the other flipper...</text:p>
      <text:p text:style-name="P3">i legit love vriskas stories they are punchy and hammy as fuck</text:p>
      <text:p text:style-name="P3">girl think she in the movies or somefin lmao</text:p>
      <text:p text:style-name="P3">we had our difs at first but really shes so badass</text:p>
      <text:p text:style-name="P3">i wish my old pals could a been half the give no fucks boss she is</text:p>
      <text:p text:style-name="P3">all i ever wanted from my posse was somemoby i could thug it with</text:p>
      <text:p text:style-name="P3">i mean w/o bein a psycho batshit skank</text:p>
      <text:p text:style-name="P3">wont name names you know who i mean</text:p>
      <text:p text:style-name="P3">as for soft core megido i</text:p>
      <text:p text:style-name="P3">yeah</text:p>
      <text:p text:style-name="P3">um</text:p>
      <text:p text:style-name="P3">this bitch i could take or leave?</text:p>
      <text:p text:style-name="P3">iunno shes aight i guess</text:p>
      <text:p text:style-name="P3">_</text:p>
      <text:p text:style-name="P3">49. JE16: =007971</text:p>
      <text:p text:style-name="P3">but the point is blue chump</text:p>
      <text:p text:style-name="P3">im happy now</text:p>
      <text:p text:style-name="P3">more than i was on my moon with my sweet gold statues an shit</text:p>
      <text:p text:style-name="P3">and more than i think ill be if i gotta be alive again and have to go knocking over galaxies or whatever to make a bomb new fishqueen empire</text:p>
      <text:p text:style-name="P3">but its killin me blue schmuck</text:p>
      <text:p text:style-name="P3">its killin me to know you got that ring and knowin ill have to take it from ya some day</text:p>
      <text:p text:style-name="P3">augh why</text:p>
      <text:p text:style-name="P3">why you have to swim in here and present me with this codawful dilemma</text:p>
      <text:p text:style-name="P3"><text:soft-page-break/>why do you have to be so lame and chumpy and such an obvious mark</text:p>
      <text:p text:style-name="P3">your dork ass face just screams waaaah gimme a fuckin wedgie and take my ring!</text:p>
      <text:p text:style-name="P3">but i dont wanna but i think i gotta cause i mean come on OBVIOUSLY its mine, just why</text:p>
      <text:p text:style-name="P3">W)(Y W)(Y W)(Y W)(Y W)(Y W)(Y W)(Y</text:p>
      <text:p text:style-name="P3">_</text:p>
      <text:p text:style-name="P3">50. JE17: =007972</text:p>
      <text:p text:style-name="P3">T)(ANK YOU</text:p>
      <text:p text:style-name="P3">_</text:p>
      <text:p text:style-name="P3">51. AM3: =007982</text:p>
      <text:p text:style-name="P3">(wut)</text:p>
      <text:p text:style-name="P3">_</text:p>
      <text:p text:style-name="P3">52. AV4: =007989</text:p>
      <text:p text:style-name="P3">...</text:p>
      <text:p text:style-name="P3">_</text:p>
      <text:p text:style-name="P3">53. JE18: =007993</text:p>
      <text:p text:style-name="P3">(not enough blue stooge)</text:p>
      <text:p text:style-name="P3">(not enough by a nautical mile)</text:p>
      <text:p text:style-name="P3">_</text:p>
      <text:p text:style-name="P3">54. AV5: =008010</text:p>
      <text:p text:style-name="P3">dammit</text:p>
      <text:p text:style-name="P3">_</text:p>
      <text:p text:style-name="P5">Act 6 Act 6</text:p>
      <text:p text:style-name="P3">_</text:p>
      <text:p text:style-name="P5">Act 6 Act 6 Intermission 1</text:p>
      <text:p text:style-name="P3">_</text:p>
      <text:p text:style-name="P5"><text:soft-page-break/>Act 6 Act 6 Act 2</text:p>
      <text:p text:style-name="P3">_</text:p>
      <text:p text:style-name="P5">Act 6 Act 6 Intermission 2</text:p>
      <text:p text:style-name="P3">_</text:p>
      <text:p text:style-name="P3">55. ArSe42; AV6: =008453</text:p>
      <text:p text:style-name="P3">hey twerket</text:p>
      <text:p text:style-name="P3">da fuck you think youre doin</text:p>
      <text:p text:style-name="P3">bullship</text:p>
      <text:p text:style-name="P3">you went after the blue nerds ring</text:p>
      <text:p text:style-name="P3">you wearin it now aint you</text:p>
      <text:p text:style-name="P3">aranea so kelp me god</text:p>
      <text:p text:style-name="P3">you need to take that shit off right now</text:p>
      <text:p text:style-name="P3">throw it in a volcano or somefin and just come home</text:p>
      <text:p text:style-name="P3">wheels</text:p>
      <text:p text:style-name="P3">irons</text:p>
      <text:p text:style-name="P3">aranea what</text:p>
      <text:p text:style-name="P3">mindfang what are you even planning</text:p>
      <text:p text:style-name="P3">you gonna meddle?</text:p>
      <text:p text:style-name="P3">you gonna meddle i just know it UGH</text:p>
      <text:p text:style-name="P3">yo i feel you on that</text:p>
      <text:p text:style-name="P3">trust me gurl</text:p>
      <text:p text:style-name="P3">but you do realize youre makin a glubbin mess here</text:p>
      <text:p text:style-name="P3">i mean you KNOW this shit aint like</text:p>
      <text:p text:style-name="P3">part a the legit chain of events</text:p>
      <text:p text:style-name="P3">you arent supposed to be there</text:p>
      <text:p text:style-name="P3">W)(AT PLAN</text:p>
      <text:p text:style-name="P3"><text:soft-page-break/>uh</text:p>
      <text:p text:style-name="P3">serk have you lost it</text:p>
      <text:p text:style-name="P3">you know all youre doing is making another doomed timeline where everyone dies right</text:p>
      <text:p text:style-name="P3">aight</text:p>
      <text:p text:style-name="P3">so you just totally flipped your think pan is all</text:p>
      <text:p text:style-name="P3">got it</text:p>
      <text:p text:style-name="P3">no</text:p>
      <text:p text:style-name="P3">so your timeline healing fantasy aside</text:p>
      <text:p text:style-name="P3">your plan is to just waltz in there</text:p>
      <text:p text:style-name="P3">an knock over the whole session</text:p>
      <text:p text:style-name="P3">you do realize that means youll have to take down my grownup self</text:p>
      <text:p text:style-name="P3">like</text:p>
      <text:p text:style-name="P3">not to blow my own conch but she is arguably the greatest deadliest most stylin badass who ever lived</text:p>
      <text:p text:style-name="P3">ok yeah but</text:p>
      <text:p text:style-name="P3">you aint exactly shoppin for her mindfang</text:p>
      <text:p text:style-name="P3">she got all these sick powers yo</text:p>
      <text:p text:style-name="P3">man</text:p>
      <text:p text:style-name="P3">this is gonna go so terribubbly</text:p>
      <text:p text:style-name="P3">yeah well</text:p>
      <text:p text:style-name="P3">theres audacious and then theres bald faced flipping insmanatee</text:p>
      <text:p text:style-name="P3">beside</text:p>
      <text:p text:style-name="P3">did you ever stop and think about me</text:p>
      <text:p text:style-name="P3">you being alive again</text:p>
      <text:p text:style-name="P3">all runnin around stirring up trouble while im still a ghost</text:p>
      <text:p text:style-name="P3">im gonna miss you</text:p>
      <text:p text:style-name="P3"><text:soft-page-break/>will i ever sea you again</text:p>
      <text:p text:style-name="P3">i guess</text:p>
      <text:p text:style-name="P3">um no</text:p>
      <text:p text:style-name="P3">actually serket deuce isnt down with this at all</text:p>
      <text:p text:style-name="P3">nope</text:p>
      <text:p text:style-name="P3">she thinks you bein dumb as a fuck</text:p>
      <text:p text:style-name="P3">dunno</text:p>
      <text:p text:style-name="P3">this aint the serket twin message reelay service</text:p>
      <text:p text:style-name="P3">yeah</text:p>
      <text:p text:style-name="P3">no</text:p>
      <text:p text:style-name="P3">no</text:p>
      <text:p text:style-name="P3">call her yourself</text:p>
      <text:p text:style-name="P3">NO</text:p>
      <text:p text:style-name="P3">bitch dont touch my clam</text:p>
      <text:p text:style-name="P3">_</text:p>
      <text:p text:style-name="P3">56. KV7: =008466</text:p>
      <text:p text:style-name="P3">nubs mcshouty</text:p>
      <text:p text:style-name="P3">come in shouty</text:p>
      <text:p text:style-name="P3">do you read me</text:p>
      <text:p text:style-name="P3">_</text:p>
      <text:p text:style-name="P3">57. KV8: =008467</text:p>
      <text:p text:style-name="P3">shouty is that you</text:p>
      <text:p text:style-name="P3">yeh</text:p>
      <text:p text:style-name="P3">shouty stfu</text:p>
      <text:p text:style-name="P3">_</text:p>
      <text:p text:style-name="P3">58. KV9: =008468</text:p>
      <text:p text:style-name="P3">we got a whale of a problem here</text:p>
      <text:p text:style-name="P3"><text:soft-page-break/>_</text:p>
      <text:p text:style-name="P3">59. AV7: =008648</text:p>
      <text:p text:style-name="P3">you sure</text:p>
      <text:p text:style-name="P3">mhm</text:p>
      <text:p text:style-name="P3">shruggin ma shoulders yo</text:p>
      <text:p text:style-name="P3">(floundering)</text:p>
      <text:p text:style-name="P3">stop movin around all angry</text:p>
      <text:p text:style-name="P3">you fuckin me up here </text:p>
      <text:p text:style-name="P3">dunno wasnt there</text:p>
      <text:p text:style-name="P3">thats some baller inward reflection serk</text:p>
      <text:p text:style-name="P3">thats what its supposed to do i think</text:p>
      <text:p text:style-name="P3">but like</text:p>
      <text:p text:style-name="P3">tempurarily?</text:p>
      <text:p text:style-name="P3">na</text:p>
      <text:p text:style-name="P3">haha</text:p>
      <text:p text:style-name="P3">i dont know maybe??</text:p>
      <text:p text:style-name="P3">sea my thing is</text:p>
      <text:p text:style-name="P3">i dont verbally torture my cray schemes like all the serket girls</text:p>
      <text:p text:style-name="P3">and that works ok for me</text:p>
      <text:p text:style-name="P3">guess i made some mistakes but who really gives a flip</text:p>
      <text:p text:style-name="P3">not like you and she do</text:p>
      <text:p text:style-name="P3">araneas deal is</text:p>
      <text:p text:style-name="P3">what shes doin now isnt much different from how she always did stuff</text:p>
      <text:p text:style-name="P3">the stuff she does is never about the things shes actually doing</text:p>
      <text:p text:style-name="P3">its about what those things M-EAN and makin sure everyone KNOWS what they mean</text:p>
      <text:p text:style-name="P3"><text:soft-page-break/>and above all makin sure everyone understands how important she is cause shes obviously the source of all that critical M-EANING without which all action would be pointless right?</text:p>
      <text:p text:style-name="P3">but thats not how i rolled</text:p>
      <text:p text:style-name="P3">i just</text:p>
      <text:p text:style-name="P3">did shit</text:p>
      <text:p text:style-name="P3">and the shit i did</text:p>
      <text:p text:style-name="P3">meant only the things the shit accomplished</text:p>
      <text:p text:style-name="P3">and if that shit accomplished a dumb thing that sucked</text:p>
      <text:p text:style-name="P3">then i guess thats what you call a mistake and oh fuckin well</text:p>
      <text:p text:style-name="P3">mistakes aint make me feel too bad since i dont really connect results with my shelf worth</text:p>
      <text:p text:style-name="P3">ya feel me</text:p>
      <text:p text:style-name="P3">ok i will admit</text:p>
      <text:p text:style-name="P3">i always felt hella bad about decisions leavin me with less gold</text:p>
      <text:p text:style-name="P3">glub damn</text:p>
      <text:p text:style-name="P3">feel a tide a shame wash over me just thinkin about going broke</text:p>
      <text:p text:style-name="P3">word</text:p>
      <text:p text:style-name="P3">_</text:p>
      <text:p text:style-name="P3">60. AV8: =008649</text:p>
      <text:p text:style-name="P3">well</text:p>
      <text:p text:style-name="P3">we still have this treasure here</text:p>
      <text:p text:style-name="P3">why dont we just do the shit without her</text:p>
      <text:p text:style-name="P3">you could whip up another ghost army</text:p>
      <text:p text:style-name="P3">march it strait to english and start beatin him down</text:p>
      <text:p text:style-name="P3">why not</text:p>
      <text:p text:style-name="P3">why would i give a fish about that</text:p>
      <text:p text:style-name="P3">i hear you</text:p>
      <text:p text:style-name="P3"><text:soft-page-break/>she ditched me too</text:p>
      <text:p text:style-name="P3">cant blame her i guess</text:p>
      <text:p text:style-name="P3">what can i say girl loves her piratesona</text:p>
      <text:p text:style-name="P3">she wanna be dat pirate chick so bad</text:p>
      <text:p text:style-name="P3">who am i to fault ambition</text:p>
      <text:p text:style-name="P3">she cast her lure into the lake of cute but dumbass dreams</text:p>
      <text:p text:style-name="P3">i think her mindfang ideal is ridic to be lochness with you</text:p>
      <text:p text:style-name="P3">that journal man</text:p>
      <text:p text:style-name="P3">tales from the pirate who wont shut up</text:p>
      <text:p text:style-name="P3">but then</text:p>
      <text:p text:style-name="P3">im not one to talk about hero worship</text:p>
      <text:p text:style-name="P3">i think my adult self happens to be the best best greatest most perfect beautiful woman -----EV-----ER an if you axed me if i wanted a crack at her job id be like glub yes put me down for T)(AT</text:p>
      <text:p text:style-name="P3">so i legit hope it works out for her</text:p>
      <text:p text:style-name="P3">but yeah</text:p>
      <text:p text:style-name="P3">that dont mean i didnt get ditched</text:p>
      <text:p text:style-name="P3">and that just</text:p>
      <text:p text:style-name="P3">38(</text:p>
      <text:p text:style-name="P3">makes me reel sad</text:p>
      <text:p text:style-name="P3">you sure we cant salvage the plan without her</text:p>
      <text:p text:style-name="P3">like uh</text:p>
      <text:p text:style-name="P3">sneak up on him?</text:p>
      <text:p text:style-name="P3">kay what if</text:p>
      <text:p text:style-name="P3">i found some way to teleport over to him</text:p>
      <text:p text:style-name="P3">and i beat the shit out of him with my wrestling moves</text:p>
      <text:p text:style-name="P3">then you bust out the weapon</text:p>
      <text:p text:style-name="P3"><text:soft-page-break/>that was badass though</text:p>
      <text:p text:style-name="P3">i mean yeah you were chewin the scenery an being hammy as fuck but i thought it was cool and kinda funny</text:p>
      <text:p text:style-name="P3">thats a good enough reason if you ask me</text:p>
      <text:p text:style-name="P3">but hey if you aint feelin it you aint feelin it</text:p>
      <text:p text:style-name="P3">gave up</text:p>
      <text:p text:style-name="P3">um</text:p>
      <text:p text:style-name="P3">sure</text:p>
      <text:p text:style-name="P3">well yeah</text:p>
      <text:p text:style-name="P3">it would be</text:p>
      <text:p text:style-name="P3">if a couple of cowards did it</text:p>
      <text:p text:style-name="P3">but that aint us</text:p>
      <text:p text:style-name="P3">so we cool to do whatev</text:p>
      <text:p text:style-name="P3">nofin wrong with stickin a fork in a shit idea that just makes you miserable</text:p>
      <text:p text:style-name="P3">hell the best choice i ever made involved givin up</text:p>
      <text:p text:style-name="P3">one day i said</text:p>
      <text:p text:style-name="P3">fuck da throne</text:p>
      <text:p text:style-name="P3">ran off to the moon</text:p>
      <text:p text:style-name="P3">thats how this whole crazy mess kicked off</text:p>
      <text:p text:style-name="P3">and if i didnt do that</text:p>
      <text:p text:style-name="P3">i wouldnt of met you 38)</text:p>
      <text:p text:style-name="P3">_</text:p>
      <text:p text:style-name="P5">Act 6 Act 6 Act 3</text:p>
      <text:p text:style-name="P3">_</text:p>
      <text:p text:style-name="P5">Act 6 Act 6 Intermission 3</text:p>
      <text:p text:style-name="P3">_</text:p>
      <text:p text:style-name="P5"><text:soft-page-break/>Act 6 Act 6 Act 4</text:p>
      <text:p text:style-name="P3">_</text:p>
      <text:p text:style-name="P5">Act 6 Act 6 Intermission 4</text:p>
      <text:p text:style-name="P3">_</text:p>
      <text:p text:style-name="P3">61. AV9: =009064</text:p>
      <text:p text:style-name="P3">iunno</text:p>
      <text:p text:style-name="P3">nah</text:p>
      <text:p text:style-name="P3">that shit aint real</text:p>
      <text:p text:style-name="P3">its a made up religious belief pimped out by trash clowns</text:p>
      <text:p text:style-name="P3">shell yes</text:p>
      <text:p text:style-name="P3">be fake as shit</text:p>
      <text:p text:style-name="P3">of course the religious beliefs themselves are real</text:p>
      <text:p text:style-name="P3">makin it convenient for anyone who wanna exploit those delusions for her own badass objectives</text:p>
      <text:p text:style-name="P3">like pulling in clams hand over flipper and ruthlessly subjugating the general public</text:p>
      <text:p text:style-name="P3">i mean</text:p>
      <text:p text:style-name="P3">not that id ever bother with a dope scheme like that</text:p>
      <text:p text:style-name="P3">just saying</text:p>
      <text:p text:style-name="P3">_</text:p>
      <text:p text:style-name="P3">62. AV10: =009065</text:p>
      <text:p text:style-name="P3">fishska</text:p>
      <text:p text:style-name="P3">how long you been dead now</text:p>
      <text:p text:style-name="P3">but you still ask questions like that</text:p>
      <text:p text:style-name="P3">whose brain this from, where that noise originate...</text:p>
      <text:p text:style-name="P3">it could be anything</text:p>
      <text:p text:style-name="P3">could even be a random patchwork of fifty different memories all <text:soft-page-break/>contributin to nofin that ever existed in particular</text:p>
      <text:p text:style-name="P3">who cares where they from</text:p>
      <text:p text:style-name="P3">yer cute</text:p>
      <text:p text:style-name="P3">_</text:p>
      <text:p text:style-name="P3">63. AV11: =009066</text:p>
      <text:p text:style-name="P3">the point is you just gotta keep lookin at the d-bubble junk and take it in stroke no matter how messed up it is or how much you think it shouldnt exist</text:p>
      <text:p text:style-name="P3">yeah like</text:p>
      <text:p text:style-name="P3">swimming stroke</text:p>
      <text:p text:style-name="P3">instead a walkin stride</text:p>
      <text:p text:style-name="P3">*LIKES FISH N SHIT*</text:p>
      <text:p text:style-name="P3">why i oughta</text:p>
      <text:p text:style-name="P3">_</text:p>
      <text:p text:style-name="P3">64. AV12: =009067</text:p>
      <text:p text:style-name="P3">dunno does it look fun to you</text:p>
      <text:p text:style-name="P3">it kinda does</text:p>
      <text:p text:style-name="P3">it kinda REELY does</text:p>
      <text:p text:style-name="P3">_</text:p>
      <text:p text:style-name="P3">65. AV13: =009068</text:p>
      <text:p text:style-name="P3">eugh fuck no</text:p>
      <text:p text:style-name="P3">yeah?</text:p>
      <text:p text:style-name="P3">i never seen a horse</text:p>
      <text:p text:style-name="P3">except i guess the robot kind</text:p>
      <text:p text:style-name="P3">would not recommend</text:p>
      <text:p text:style-name="P3">nah just like a mediocre situation prompting a bored thumbs down</text:p>
      <text:p text:style-name="P3">no</text:p>
      <text:p text:style-name="P3"><text:soft-page-break/>come on v serk</text:p>
      <text:p text:style-name="P3">you dont go to amusment parks to hit up a bunch of rides for wigglers </text:p>
      <text:p text:style-name="P3">you just shit around acting cool</text:p>
      <text:p text:style-name="P3">not giving a fuck</text:p>
      <text:p text:style-name="P3">being an all around punk and hasslin people who glance at you crooked</text:p>
      <text:p text:style-name="P3">uh well</text:p>
      <text:p text:style-name="P3">the other ghosts who eventually either show up or dont who cares</text:p>
      <text:p text:style-name="P3">mmm</text:p>
      <text:p text:style-name="P3">_</text:p>
      <text:p text:style-name="P3">66. AV14: =009069</text:p>
      <text:p text:style-name="P3">what</text:p>
      <text:p text:style-name="P3">do what</text:p>
      <text:p text:style-name="P3">uh</text:p>
      <text:p text:style-name="P3">what makes you think i dont</text:p>
      <text:p text:style-name="P3">course i do</text:p>
      <text:p text:style-name="P3">only if you lucky</text:p>
      <text:p text:style-name="P3">pfpffpffffff</text:p>
      <text:p text:style-name="P3">oh scrod dammit i forgot lucks just as much your shit as it was two faced whats her serk</text:p>
      <text:p text:style-name="P3">_</text:p>
      <text:p text:style-name="P3">67. AV15: =009070</text:p>
      <text:p text:style-name="P3">why dont you get one</text:p>
      <text:p text:style-name="P3">yea</text:p>
      <text:p text:style-name="P3">if you think gettin inked up sound so chill then how boat you first</text:p>
      <text:p text:style-name="P3">why not</text:p>
      <text:p text:style-name="P3"><text:soft-page-break/>well</text:p>
      <text:p text:style-name="P3">do you still</text:p>
      <text:p text:style-name="P3">you dont even have a body</text:p>
      <text:p text:style-name="P3">im down with that conchlusion</text:p>
      <text:p text:style-name="P3">whatll it be then</text:p>
      <text:p text:style-name="P3">no if you want to buy a whale</text:p>
      <text:p text:style-name="P3">yes do you want a sweet tat or no</text:p>
      <text:p text:style-name="P3">def somefin nautical</text:p>
      <text:p text:style-name="P3">yes it is a curve ball i know</text:p>
      <text:p text:style-name="P3">but i like keepin suckas on they toes</text:p>
      <text:p text:style-name="P3">38D</text:p>
      <text:p text:style-name="P3">omg yay!!!</text:p>
      <text:p text:style-name="P3">_</text:p>
      <text:p text:style-name="P3">68. AV16: =009126</text:p>
      <text:p text:style-name="P3">BOOM</text:p>
      <text:p text:style-name="P3">there goes another one</text:p>
      <text:p text:style-name="P3">dude sure is busy today</text:p>
      <text:p text:style-name="P3">holla</text:p>
      <text:p text:style-name="P3">dunno</text:p>
      <text:p text:style-name="P3">hard to give a carp really</text:p>
      <text:p text:style-name="P3">and not just cause im a sociopath</text:p>
      <text:p text:style-name="P3">_</text:p>
      <text:p text:style-name="P3">69. AV17: =009127</text:p>
      <text:p text:style-name="P3">hes just reclamming souls who hangin around too long anyway</text:p>
      <text:p text:style-name="P3">before i died i was already like i aint give a fuck about death much</text:p>
      <text:p text:style-name="P3">i looked at it like life had a price of admission no one could <text:soft-page-break/>afford</text:p>
      <text:p text:style-name="P3">in the ticket takers eye theres no way you could ever earn your stay</text:p>
      <text:p text:style-name="P3">so to stick around you gotta learn to steal</text:p>
      <text:p text:style-name="P3">but shit catches up with all thieves in the end</text:p>
      <text:p text:style-name="P3">even the great ones</text:p>
      <text:p text:style-name="P3">i lived like death wasnt no thing</text:p>
      <text:p text:style-name="P3">at all times overdue</text:p>
      <text:p text:style-name="P3">a hard stop to being you</text:p>
      <text:p text:style-name="P3">and only chumps arent fine with that</text:p>
      <text:p text:style-name="P3">but then i die</text:p>
      <text:p text:style-name="P3">and find out dying dont mean what little i thought it did</text:p>
      <text:p text:style-name="P3">so all those spook eyed souls up there scared to death of double dyin?</text:p>
      <text:p text:style-name="P3">fuck em</text:p>
      <text:p text:style-name="P3">yeah youve kissed my ass before if thats what you askin</text:p>
      <text:p text:style-name="P3">_</text:p>
      <text:p text:style-name="P3">70. AV18: =009128</text:p>
      <text:p text:style-name="P3">daamn</text:p>
      <text:p text:style-name="P3">daw</text:p>
      <text:p text:style-name="P3">lord muscleguy be thoughtful as fuck</text:p>
      <text:p text:style-name="P3">shrug</text:p>
      <text:p text:style-name="P3">poor skull guy 38(</text:p>
      <text:p text:style-name="P3">_</text:p>
      <text:p text:style-name="P3">71. AV19: =009238</text:p>
      <text:p text:style-name="P3">hehehe</text:p>
      <text:p text:style-name="P3">_</text:p>
      <text:p text:style-name="P3"><text:soft-page-break/>72. AV20: =009239</text:p>
      <text:p text:style-name="P3">heheheh</text:p>
      <text:p text:style-name="P3">_</text:p>
      <text:p text:style-name="P3">73. AV21: =009240</text:p>
      <text:p text:style-name="P3">heheheheheh</text:p>
      <text:p text:style-name="P3">_</text:p>
      <text:p text:style-name="P3">74. AV22: =009241</text:p>
      <text:p text:style-name="P3">whups</text:p>
      <text:p text:style-name="P3">_</text:p>
      <text:p text:style-name="P3">75. AV23: =009242</text:p>
      <text:p text:style-name="P3">hehehe</text:p>
      <text:p text:style-name="P3">_</text:p>
      <text:p text:style-name="P3">76. AV24: =009243</text:p>
      <text:p text:style-name="P3">heheheheheheh</text:p>
      <text:p text:style-name="P3">_</text:p>
      <text:p text:style-name="P3">77. AV25: =009244</text:p>
      <text:p text:style-name="P3">hehehehe</text:p>
      <text:p text:style-name="P3">_</text:p>
      <text:p text:style-name="P3">78. AV26: =009245</text:p>
      <text:p text:style-name="P3">heheh hehehe</text:p>
      <text:p text:style-name="P3">_</text:p>
      <text:p text:style-name="P3">79. AV27: =009246</text:p>
      <text:p text:style-name="P3">hehehehehe</text:p>
      <text:p text:style-name="P3">_</text:p>
      <text:p text:style-name="P3">80. AV28: =009247</text:p>
      <text:p text:style-name="P3">hehehe...</text:p>
      <text:p text:style-name="P3">_</text:p>
      <text:p text:style-name="P3"><text:soft-page-break/>81. AV29: =009248</text:p>
      <text:p text:style-name="P3">heheh</text:p>
      <text:p text:style-name="P3">_</text:p>
      <text:p text:style-name="P3">82. AV30: =009249</text:p>
      <text:p text:style-name="P3">heh...</text:p>
      <text:p text:style-name="P3">_</text:p>
      <text:p text:style-name="P5">Act 6 Act 6 Act 5</text:p>
      <text:p text:style-name="P3">_</text:p>
      <text:p text:style-name="P5">Act 6 Act 6 Intermission 5</text:p>
      <text:p text:style-name="P3">_</text:p>
      <text:p text:style-name="P3">83. AV31: =009588</text:p>
      <text:p text:style-name="P3">wha</text:p>
      <text:p text:style-name="P3">oh</text:p>
      <text:p text:style-name="P3">guess so</text:p>
      <text:p text:style-name="P3">_</text:p>
      <text:p text:style-name="P3">84. AV32: =009589</text:p>
      <text:p text:style-name="P3">aboat what</text:p>
      <text:p text:style-name="P3">ummmm</text:p>
      <text:p text:style-name="P3">they ok</text:p>
      <text:p text:style-name="P3">kinda dumb and smelly</text:p>
      <text:p text:style-name="P3">be makin like</text:p>
      <text:p text:style-name="P3">fucked up sounds out their big ass snouts an floppy lips</text:p>
      <text:p text:style-name="P3">the fuck</text:p>
      <text:p text:style-name="P3">_</text:p>
      <text:p text:style-name="P3">85. AV33: =009590</text:p>
      <text:p text:style-name="P3">today?</text:p>
      <text:p text:style-name="P3"><text:soft-page-break/>there is no today</text:p>
      <text:p text:style-name="P3">na</text:p>
      <text:p text:style-name="P3">we explored an awful lot already</text:p>
      <text:p text:style-name="P3">aint they sorta all the same by now</text:p>
      <text:p text:style-name="P3">eh</text:p>
      <text:p text:style-name="P3">i dunno</text:p>
      <text:p text:style-name="P3">not reely</text:p>
      <text:p text:style-name="P3">cause it doesnt sound that fun</text:p>
      <text:p text:style-name="P3">just sounds like the same shit as always</text:p>
      <text:p text:style-name="P3">like</text:p>
      <text:p text:style-name="P3">exactly like dreams</text:p>
      <text:p text:style-name="P3">they ARE dream bubbles after all</text:p>
      <text:p text:style-name="P3">dreams are also like a crazy fantasy ride full of fake shit that makes no sense</text:p>
      <text:p text:style-name="P3">its a great time in theory</text:p>
      <text:p text:style-name="P3">and i guess when youre younger its fun</text:p>
      <text:p text:style-name="P3">maybe you even look forward to sleepin</text:p>
      <text:p text:style-name="P3">to see what the great mr sandclam has in store for you next</text:p>
      <text:p text:style-name="P3">but after sweeps and sweeps of dreamin</text:p>
      <text:p text:style-name="P3">you get used to it</text:p>
      <text:p text:style-name="P3">its just the same bogus crap yer stupid brain is just shuffling up and serving you again and again</text:p>
      <text:p text:style-name="P3">so you stop paying attention and just ride out your sleep</text:p>
      <text:p text:style-name="P3">then get back to business in the real world like a legit person with cool plans</text:p>
      <text:p text:style-name="P3">yeah well</text:p>
      <text:p text:style-name="P3">you are uh</text:p>
      <text:p text:style-name="P3">a bit younger than me</text:p>
      <text:p text:style-name="P3"><text:soft-page-break/>then again</text:p>
      <text:p text:style-name="P3">we fuschia ladies</text:p>
      <text:p text:style-name="P3">we sorta have to get used to being around people younger than us over our full lives</text:p>
      <text:p text:style-name="P3">like</text:p>
      <text:p text:style-name="P3">much younger 38\</text:p>
      <text:p text:style-name="P3">or at least id have to if i was actually alive</text:p>
      <text:p text:style-name="P3">mmm</text:p>
      <text:p text:style-name="P3">?</text:p>
      <text:p text:style-name="P3">yup</text:p>
      <text:p text:style-name="P3">no im cool</text:p>
      <text:p text:style-name="P3">meh</text:p>
      <text:p text:style-name="P3">maybe not</text:p>
      <text:p text:style-name="P3">dont matter</text:p>
      <text:p text:style-name="P3">nofin</text:p>
      <text:p text:style-name="P3">yeah</text:p>
      <text:p text:style-name="P3">i dunno whats wrong</text:p>
      <text:p text:style-name="P3">id tell you if i knew</text:p>
      <text:p text:style-name="P3">shrug</text:p>
      <text:p text:style-name="P3">i dont knooooow</text:p>
      <text:p text:style-name="P3">damn fishska</text:p>
      <text:p text:style-name="P3">yeaaah</text:p>
      <text:p text:style-name="P3">i dooont</text:p>
      <text:p text:style-name="P3">WAAANNA 38(</text:p>
      <text:p text:style-name="P3">wut??</text:p>
      <text:p text:style-name="P3">im not good at</text:p>
      <text:p text:style-name="P3">like</text:p>
      <text:p text:style-name="P3"><text:soft-page-break/>talkin</text:p>
      <text:p text:style-name="P3">about me</text:p>
      <text:p text:style-name="P3">no i mean</text:p>
      <text:p text:style-name="P3">in a non aggrandizing way</text:p>
      <text:p text:style-name="P3">_</text:p>
      <text:p text:style-name="P3">86. AV34: =009690</text:p>
      <text:p text:style-name="P3">yeah uh</text:p>
      <text:p text:style-name="P3">vriska</text:p>
      <text:p text:style-name="P3">um</text:p>
      <text:p text:style-name="P3">listen</text:p>
      <text:p text:style-name="P3">_</text:p>
      <text:p text:style-name="P3">87. AV35: =009691</text:p>
      <text:p text:style-name="P3">iiiiii uh</text:p>
      <text:p text:style-name="P3">...</text:p>
      <text:p text:style-name="P3">aw fuck</text:p>
      <text:p text:style-name="P3">dunno how to say this</text:p>
      <text:p text:style-name="P3">i think i might go actually</text:p>
      <text:p text:style-name="P3">with</text:p>
      <text:p text:style-name="P3">vriska</text:p>
      <text:p text:style-name="P3">i mean</text:p>
      <text:p text:style-name="P3">that one</text:p>
      <text:p text:style-name="P3">_</text:p>
      <text:p text:style-name="P3">88. AV36: =009692</text:p>
      <text:p text:style-name="P3">i just</text:p>
      <text:p text:style-name="P3">i dunno if</text:p>
      <text:p text:style-name="P3">this</text:p>
      <text:p text:style-name="P3">this whole thing is...</text:p>
      <text:p text:style-name="P3"><text:soft-page-break/>(fuck!)</text:p>
      <text:p text:style-name="P3">im not like</text:p>
      <text:p text:style-name="P3">AGR-E-EIN with her</text:p>
      <text:p text:style-name="P3">on a lotta that stuff</text:p>
      <text:p text:style-name="P3">i just</text:p>
      <text:p text:style-name="P3">im bored 38(</text:p>
      <text:p text:style-name="P3">i did</text:p>
      <text:p text:style-name="P3">i mean i do</text:p>
      <text:p text:style-name="P3">im just sick of sittin around</text:p>
      <text:p text:style-name="P3">not being a part of anything</text:p>
      <text:p text:style-name="P3">i want to see some action ya know?</text:p>
      <text:p text:style-name="P3">wanna go kill a BAD GUY</text:p>
      <text:p text:style-name="P3">yeah seaaa</text:p>
      <text:p text:style-name="P3">i dont</text:p>
      <text:p text:style-name="P3">i dunno about that</text:p>
      <text:p text:style-name="P3">the thing is</text:p>
      <text:p text:style-name="P3">i think what im sayin here is</text:p>
      <text:p text:style-name="P3">as great as its been</text:p>
      <text:p text:style-name="P3">like R-E-ELY great</text:p>
      <text:p text:style-name="P3">i think this has gotta...</text:p>
      <text:p text:style-name="P3">be...</text:p>
      <text:p text:style-name="P3">it</text:p>
      <text:p text:style-name="P3">38(</text:p>
      <text:p text:style-name="P3">_</text:p>
      <text:p text:style-name="P3">89. AV37: =009694</text:p>
      <text:p text:style-name="P3">euurrrgh</text:p>
      <text:p text:style-name="P3">vriska</text:p>
      <text:p text:style-name="P3"><text:soft-page-break/>dam!!!</text:p>
      <text:p text:style-name="P3">why...</text:p>
      <text:p text:style-name="P3">whys this shit so hard?</text:p>
      <text:p text:style-name="P3">not even lyin this is like the hardest shit i ever did</text:p>
      <text:p text:style-name="P3">i cant even fully explain</text:p>
      <text:p text:style-name="P3">its just how i think its grotto be</text:p>
      <text:p text:style-name="P3">yeah</text:p>
      <text:p text:style-name="P3">i think</text:p>
      <text:p text:style-name="P3">on that point</text:p>
      <text:p text:style-name="P3">we just gonna have to algae to disalgae</text:p>
      <text:p text:style-name="P3">sorry serk</text:p>
      <text:p text:style-name="P3">tis the way of my peeps</text:p>
      <text:p text:style-name="P3">_</text:p>
      <text:p text:style-name="P3">90. AV38: =009695</text:p>
      <text:p text:style-name="P3">heres the thing</text:p>
      <text:p text:style-name="P3">i dont think</text:p>
      <text:p text:style-name="P3">any of that shade just thrown at ya was true</text:p>
      <text:p text:style-name="P3">i like you a lot an all</text:p>
      <text:p text:style-name="P3">but like</text:p>
      <text:p text:style-name="P3">she has a point on one thing</text:p>
      <text:p text:style-name="P3">which is</text:p>
      <text:p text:style-name="P3">you changed a lot</text:p>
      <text:p text:style-name="P3">not better or worse or anyfin</text:p>
      <text:p text:style-name="P3">i aint squallified to make that call</text:p>
      <text:p text:style-name="P3">just different</text:p>
      <text:p text:style-name="P3">from the way you were when we met</text:p>
      <text:p text:style-name="P3">happier i guess??</text:p>
      <text:p text:style-name="P3"><text:soft-page-break/>dunno man if you say so then yeah</text:p>
      <text:p text:style-name="P3">what i see though is</text:p>
      <text:p text:style-name="P3">somebody who gradually turned like</text:p>
      <text:p text:style-name="P3">vulnerable as S)(-ELL</text:p>
      <text:p text:style-name="P3">and that</text:p>
      <text:p text:style-name="P3">is</text:p>
      <text:p text:style-name="P3">scary to me</text:p>
      <text:p text:style-name="P3">because</text:p>
      <text:p text:style-name="P3">of</text:p>
      <text:p text:style-name="P3">the way i am</text:p>
      <text:p text:style-name="P3">i dont think im reely...</text:p>
      <text:p text:style-name="P3">the sorta person</text:p>
      <text:p text:style-name="P3">to be...</text:p>
      <text:p text:style-name="P3">trusted with those kinds a feelings?</text:p>
      <text:p text:style-name="P3">sea the prob is</text:p>
      <text:p text:style-name="P3">you dont actually know me very well</text:p>
      <text:p text:style-name="P3">nobody does</text:p>
      <text:p text:style-name="P3">and the main thing about me is</text:p>
      <text:p text:style-name="P3">um</text:p>
      <text:p text:style-name="P3">that you gotta account for</text:p>
      <text:p text:style-name="P3">or i guess</text:p>
      <text:p text:style-name="P3">*i* gotta account for</text:p>
      <text:p text:style-name="P3">on behalf of the feelings</text:p>
      <text:p text:style-name="P3">of people i dont wanna see get hurt</text:p>
      <text:p text:style-name="P3">is</text:p>
      <text:p text:style-name="P3">uh</text:p>
      <text:p text:style-name="P3">how do i say this</text:p>
      <text:p text:style-name="P3"><text:soft-page-break/>what you need to know is</text:p>
      <text:p text:style-name="P3">like</text:p>
      <text:p text:style-name="P3">...</text:p>
      <text:p text:style-name="P3">_</text:p>
      <text:p text:style-name="P3">91. AV39: =009696</text:p>
      <text:p text:style-name="P3">im</text:p>
      <text:p text:style-name="P3">_</text:p>
      <text:p text:style-name="P3">92. AV40: =009697</text:p>
      <text:p text:style-name="P3">bad</text:p>
      <text:p text:style-name="P3">_</text:p>
      <text:p text:style-name="P3">93. AV41: =009699</text:p>
      <text:p text:style-name="P3">sorry vriska</text:p>
      <text:p text:style-name="P3">i</text:p>
      <text:p text:style-name="P3">_</text:p>
      <text:p text:style-name="P3">94. AV42: =009700</text:p>
      <text:p text:style-name="P3">im really sorry</text:p>
      <text:p text:style-name="P3">_</text:p>
      <text:p text:style-name="P3">95. VS1: =009701</text:p>
      <text:p text:style-name="P3">i just did</text:p>
      <text:p text:style-name="P3">lets just</text:p>
      <text:p text:style-name="P3">get out of here ok</text:p>
      <text:p text:style-name="P3">_</text:p>
      <text:p text:style-name="P3">96. VS2: =009741</text:p>
      <text:p text:style-name="P3">nice watch dealie</text:p>
      <text:p text:style-name="P3">how much that worth</text:p>
      <text:p text:style-name="P3">god dammit that answer was too complicated</text:p>
      <text:p text:style-name="P3">got a fuckin professor of economics over here</text:p>
      <text:p text:style-name="P3"><text:soft-page-break/>na serk</text:p>
      <text:p text:style-name="P3">spider swag aint my kettle of fish</text:p>
      <text:p text:style-name="P3">wat</text:p>
      <text:p text:style-name="P3">ooh right</text:p>
      <text:p text:style-name="P3">man</text:p>
      <text:p text:style-name="P3">T)(AT old thing</text:p>
      <text:p text:style-name="P3">yeah i can debrief</text:p>
      <text:p text:style-name="P3">i aint much a storyteller tho</text:p>
      <text:p text:style-name="P3">much to the lament of my former bestie</text:p>
      <text:p text:style-name="P3">thats why youre the top serk 38)</text:p>
      <text:p text:style-name="P3">...</text:p>
      <text:p text:style-name="P3">.........</text:p>
      <text:p text:style-name="P3">hey</text:p>
      <text:p text:style-name="P3">can i ask a kinda personal question</text:p>
      <text:p text:style-name="P3">i mean not even that personal but whatev</text:p>
      <text:p text:style-name="P3">how old are you</text:p>
      <text:p text:style-name="P3">7.5 huh</text:p>
      <text:p text:style-name="P3">i guess thats a lil more respectable</text:p>
      <text:p text:style-name="P3">nofin</text:p>
      <text:p text:style-name="P3">change of subject</text:p>
      <text:p text:style-name="P3">that old ass mission...</text:p>
      <text:p text:style-name="P3">_</text:p>
      <text:p text:style-name="P3">97. VS3: =009742</text:p>
      <text:p text:style-name="P3">so yeah we all piled in a damn pirate ship and sailed around the ring in this huge circle</text:p>
      <text:p text:style-name="P3">english followed us and wrecked shit as he went</text:p>
      <text:p text:style-name="P3">that helped us chart a path to the treasure somehow</text:p>
      <text:p text:style-name="P3"><text:soft-page-break/>like using black maps and junk</text:p>
      <text:p text:style-name="P3">with like</text:p>
      <text:p text:style-name="P3">cartographic calculations and scopes and fuckin sextants and whatnot</text:p>
      <text:p text:style-name="P3">im not even sure how but that weird ass idea actually worked</text:p>
      <text:p text:style-name="P3">we found the treasure</text:p>
      <text:p text:style-name="P3">well YOU did</text:p>
      <text:p text:style-name="P3">but you were also kinda goin nuts and driving everyone away from the crew</text:p>
      <text:p text:style-name="P3">i stuck around though cause i didnt give a flying glub</text:p>
      <text:p text:style-name="P3">aranea bailed though</text:p>
      <text:p text:style-name="P3">she caught wind of that magic ring and i guess it got to her</text:p>
      <text:p text:style-name="P3">the delusions of grandeur about being alive again and doing relevant shit</text:p>
      <text:p text:style-name="P3">so she ollied out and stole it and made the most embarrassing mess of things i ever heard of anyone doin ever</text:p>
      <text:p text:style-name="P3">she totally failed in whatever she was trying to do</text:p>
      <text:p text:style-name="P3">got the ring ganked from her then died again</text:p>
      <text:p text:style-name="P3">i never saw or heard from her ever since and tbh i dont really want to</text:p>
      <text:p text:style-name="P3">that left just me and you</text:p>
      <text:p text:style-name="P3">well OT)(-ER you</text:p>
      <text:p text:style-name="P3">tryin to figure out what to do with this deadly box a treasure</text:p>
      <text:p text:style-name="P3">basically we couldnt decide on anything</text:p>
      <text:p text:style-name="P3">and were feelin pretty flat on the plan overall</text:p>
      <text:p text:style-name="P3">so we just gave up and wandered off to do other shit for a while</text:p>
      <text:p text:style-name="P3">and you... i mean she...</text:p>
      <text:p text:style-name="P3">mellowed WAY the fuck out</text:p>
      <text:p text:style-name="P3">which was actually sorta cool for a bit but also sorta...</text:p>
      <text:p text:style-name="P3"><text:soft-page-break/>k never mind that</text:p>
      <text:p text:style-name="P3">we just kept bubble hopping for i dont even know how long</text:p>
      <text:p text:style-name="P3">which got uh</text:p>
      <text:p text:style-name="P3">reely boring after a while 38\</text:p>
      <text:p text:style-name="P3">i never had the thump tortoise to tell her though</text:p>
      <text:p text:style-name="P3">uh i mean until now</text:p>
      <text:p text:style-name="P3">in fact i pretty much just forgot about the whole plan until you showed up</text:p>
      <text:p text:style-name="P3">you made it sound pretty cool again so i was like</text:p>
      <text:p text:style-name="P3">yeah im on board</text:p>
      <text:p text:style-name="P3">and thats bassically the whole story</text:p>
      <text:p text:style-name="P3"><text:s/>oh</text:p>
      <text:p text:style-name="P3">yeah...</text:p>
      <text:p text:style-name="P3">and that "lost cherub" part of the plan</text:p>
      <text:p text:style-name="P3">afaik that was a bogus red distraction fish and she probably dont matter at all</text:p>
      <text:p text:style-name="P3">guess thats everything</text:p>
      <text:p text:style-name="P3">_</text:p>
      <text:p text:style-name="P3">98. VS4: =009743</text:p>
      <text:p text:style-name="P3">yeah that makes sense</text:p>
      <text:p text:style-name="P3">man</text:p>
      <text:p text:style-name="P3">dunno</text:p>
      <text:p text:style-name="P3">that was one of the things that made us wonder if it was even worth bothering anymore</text:p>
      <text:p text:style-name="P3">it was mostly this whole mind control stunt</text:p>
      <text:p text:style-name="P3">apparently aranea was towing most of the load there???</text:p>
      <text:p text:style-name="P3">then she peaced the hell out and got owned</text:p>
      <text:p text:style-name="P3">aight</text:p>
      <text:p text:style-name="P3"><text:soft-page-break/>_</text:p>
      <text:p text:style-name="P3">99. VS5: =009748</text:p>
      <text:p text:style-name="P3">nope</text:p>
      <text:p text:style-name="P3">well fuck</text:p>
      <text:p text:style-name="P3">_</text:p>
      <text:p text:style-name="P3">100. VS6: =009749</text:p>
      <text:p text:style-name="P3">true</text:p>
      <text:p text:style-name="P3">so</text:p>
      <text:p text:style-name="P3">do you even</text:p>
      <text:p text:style-name="P3">know what that weapon does yet or...</text:p>
      <text:p text:style-name="P3">yours</text:p>
      <text:p text:style-name="P3">if you say so</text:p>
      <text:p text:style-name="P3">i make fuckin m$ney bitch</text:p>
      <text:p text:style-name="P3">i saw you roll them eyes serk</text:p>
      <text:p text:style-name="P3">you aint a ghost you cant get away with that shit</text:p>
      <text:p text:style-name="P3">??</text:p>
      <text:p text:style-name="P3">_</text:p>
      <text:p text:style-name="P3">101. VS7: =009756</text:p>
      <text:p text:style-name="P3">its fucked up but true</text:p>
      <text:p text:style-name="P3">_</text:p>
      <text:p text:style-name="P3">102. VS8; TN3: =009765</text:p>
      <text:p text:style-name="P3">hold up</text:p>
      <text:p text:style-name="P3">somefin dont feel right aboat this</text:p>
      <text:p text:style-name="P3">this army</text:p>
      <text:p text:style-name="P3">who the flips in charge of this jam</text:p>
      <text:p text:style-name="P3">please dont tell me its the dancin weenie poopboy</text:p>
      <text:p text:style-name="P3">yea but an armys gotta follow orders</text:p>
      <text:p text:style-name="P3"><text:soft-page-break/>otherwise it aint an army</text:p>
      <text:p text:style-name="P3">its a bunch of assholes who all happen to be standing in roughly the same vicinity</text:p>
      <text:p text:style-name="P3">i should rule the army</text:p>
      <text:p text:style-name="P3">shell no glubberfucker</text:p>
      <text:p text:style-name="P3">i should rule these sons a fishes</text:p>
      <text:p text:style-name="P3">its in my blood</text:p>
      <text:p text:style-name="P3">also</text:p>
      <text:p text:style-name="P3">i fuckin wanna</text:p>
      <text:p text:style-name="P3">and i probubbly wont take no for a clamswer</text:p>
      <text:p text:style-name="P3">i sea how it is</text:p>
      <text:p text:style-name="P3">hey you</text:p>
      <text:p text:style-name="P3">swabby</text:p>
      <text:p text:style-name="P3">i sea how it is</text:p>
      <text:p text:style-name="P3">hey you</text:p>
      <text:p text:style-name="P3">swabby</text:p>
      <text:p text:style-name="P3">i hereby challenge you for the leadership of this army!!!!!!</text:p>
      <text:p text:style-name="P3">get yer fuckin dukes up pupa pansy &gt;38D</text:p>
      <text:p text:style-name="P3">yeah lets!</text:p>
      <text:p text:style-name="P3">itll be fin</text:p>
      <text:p text:style-name="P3">FUN YOU ASS</text:p>
      <text:p text:style-name="P3">now hit me ya seaweed suckin sandal stuffer</text:p>
      <text:p text:style-name="P3">aw man 38(</text:p>
      <text:p text:style-name="P3">whys everyone alwaves gotta do shit the boring way</text:p>
      <text:p text:style-name="P3">aight hows this</text:p>
      <text:p text:style-name="P3">ill buy em off you</text:p>
      <text:p text:style-name="P3">just name your price</text:p>
      <text:p text:style-name="P3"><text:soft-page-break/>i got a LOT of gold you know</text:p>
      <text:p text:style-name="P3">do i look fuckin poor to you???</text:p>
      <text:p text:style-name="P3">tell me i look poor i GLUBBING DAR-E YOU</text:p>
      <text:p text:style-name="P3">then tell me how much gold i need to unload to make this shit happen</text:p>
      <text:p text:style-name="P3">W)(Y T)(-E S)(IT IS -EV-ERYBODY A FUCKIN -ECONOMIST ALL OF A S)(ITTING SUDD-EN</text:p>
      <text:p text:style-name="P3">*grumble grumble*</text:p>
      <text:p text:style-name="P3">pedantic motherfucks dont know gold = riches, P-ERIOD</text:p>
      <text:p text:style-name="P3">alright alright</text:p>
      <text:p text:style-name="P3">FIN-E</text:p>
      <text:p text:style-name="P3">go ahead an B-E nice about it what do i care 38T</text:p>
      <text:p text:style-name="P3">_</text:p>
      <text:p text:style-name="P3">103. VS9; TN4: =009766</text:p>
      <text:p text:style-name="P3">whoa man what the fuck?</text:p>
      <text:p text:style-name="P3">no</text:p>
      <text:p text:style-name="P3">no dont</text:p>
      <text:p text:style-name="P3">stay</text:p>
      <text:p text:style-name="P3">stay down there</text:p>
      <text:p text:style-name="P3">exactly like that</text:p>
      <text:p text:style-name="P3">i think</text:p>
      <text:p text:style-name="P3">i think i LIK-E this</text:p>
      <text:p text:style-name="P3">i think i R-E-ELY LIK-E T)(IS A W)(OL-E GLUBBING LOT</text:p>
      <text:p text:style-name="P3">T)(IS F-E-ELS RIG)(T YO</text:p>
      <text:p text:style-name="P3">_</text:p>
      <text:p text:style-name="P3">104. TN5: =009768</text:p>
      <text:p text:style-name="P3">yea good</text:p>
      <text:p text:style-name="P3"><text:soft-page-break/>excellent work swabby in chief</text:p>
      <text:p text:style-name="P3">i hereby promote yall from poopmaster to pooplord</text:p>
      <text:p text:style-name="P3">you earned it</text:p>
      <text:p text:style-name="P3">now turn that way</text:p>
      <text:p text:style-name="P3">i wanna address my legion of loyal homies</text:p>
      <text:p text:style-name="P3">_</text:p>
      <text:p text:style-name="P3">105. =009769</text:p>
      <text:p text:style-name="P3">listen up buoys and gulls</text:p>
      <text:p text:style-name="P3">i aint much for inspirational sbeaches</text:p>
      <text:p text:style-name="P3">but here goes one anemoneway so whatever and listen the fuck up</text:p>
      <text:p text:style-name="P3">your friendly sandle packing pooplord just flipped the keys to this bitch over to me</text:p>
      <text:p text:style-name="P3">so as all yalls former heiress and current empress i hereby officially decree</text:p>
      <text:p text:style-name="P3">im the boss now</text:p>
      <text:p text:style-name="P3">you gotta do what i say</text:p>
      <text:p text:style-name="P3">follow my orders to the letter not just cause all our ghosts are at stake and existence itself depends on it</text:p>
      <text:p text:style-name="P3">but because im tha bomb</text:p>
      <text:p text:style-name="P3">and all the shit i say is cool and right</text:p>
      <text:p text:style-name="P3">mosta you got some good fightin skill or some powers or some shit</text:p>
      <text:p text:style-name="P3">god tier ghosts im lookin at you</text:p>
      <text:p text:style-name="P3">i dunno what you can all do in them peejays but whatever it is you better fuckin bring it</text:p>
      <text:p text:style-name="P3">the rest of you without powers or even like</text:p>
      <text:p text:style-name="P3">modest combat ability?</text:p>
      <text:p text:style-name="P3">just</text:p>
      <text:p text:style-name="P3">iunno</text:p>
      <text:p text:style-name="P3"><text:soft-page-break/>throw your damn torso at the guy</text:p>
      <text:p text:style-name="P3">fa real every individual flailing and screaming body is gonna count for somefin in this god damn mess</text:p>
      <text:p text:style-name="P3">sea we got a weapon</text:p>
      <text:p text:style-name="P3">a nasty one some legend says</text:p>
      <text:p text:style-name="P3">dont ask me to quote the legend cause i dont read up on no damn legends people just tell me this shit alright?</text:p>
      <text:p text:style-name="P3">but the idea is you all set him up</text:p>
      <text:p text:style-name="P3">then we knock him down</text:p>
      <text:p text:style-name="P3">i trust that i dont gotta say who we up against here</text:p>
      <text:p text:style-name="P3">you know the guy</text:p>
      <text:p text:style-name="P3">the hulk ass pimp devil whos been shredding all our black space</text:p>
      <text:p text:style-name="P3">poppin up our bubbles</text:p>
      <text:p text:style-name="P3">murderin innocent space octopi</text:p>
      <text:p text:style-name="P3">double killing our ghosts which to be fair there were way too many of in the first place but lets not dwell much on that dumb fact</text:p>
      <text:p text:style-name="P3">its lord muscle guy</text:p>
      <text:p text:style-name="P3">a huge like</text:p>
      <text:p text:style-name="P3">professional wrestler with suspenders and the head of a skeleton</text:p>
      <text:p text:style-name="P3">the fuckin time boss who wiped out troll kind one way or anotter</text:p>
      <text:p text:style-name="P3">i think hes after his sis but shes on record as not mattering so who cares</text:p>
      <text:p text:style-name="P3">he will never stop til he finds her</text:p>
      <text:p text:style-name="P3">so we have to stop him</text:p>
      <text:p text:style-name="P3">to save space and reality and an infinity trillion cosmic frogs or some absurd stuff long those lines</text:p>
      <text:p text:style-name="P3">but we have to stop him most importantly because</text:p>
      <text:p text:style-name="P3">its just a badass thing to do</text:p>
      <text:p text:style-name="P3"><text:soft-page-break/>and i PROMIS-E you</text:p>
      <text:p text:style-name="P3">as your supreme ruler for afterlife</text:p>
      <text:p text:style-name="P3">that this will be a baller use of our time</text:p>
      <text:p text:style-name="P3">and beats the shit out of being bored and doing nothing forever</text:p>
      <text:p text:style-name="P3">so i ask of you</text:p>
      <text:p text:style-name="P3">as humbly as i can while taking into consideration im the best one here by proximately 20K leagues or so</text:p>
      <text:p text:style-name="P3">whos with me?</text:p>
      <text:p text:style-name="P3">the answer is</text:p>
      <text:p text:style-name="P3">all of you</text:p>
      <text:p text:style-name="P3">you all are</text:p>
      <text:p text:style-name="P3">because i command it</text:p>
      <text:p text:style-name="P3">but it school i know you can do it</text:p>
      <text:p text:style-name="P3">because i believe in every last one a you</text:p>
      <text:p text:style-name="P3">and also</text:p>
      <text:p text:style-name="P3">you have to</text:p>
      <text:p text:style-name="P3">because if you dont</text:p>
      <text:p text:style-name="P3">ill feed you to lord kingfish myshellf</text:p>
      <text:p text:style-name="P3">_</text:p>
      <text:p text:style-name="P3">106. KV10: =009889</text:p>
      <text:p text:style-name="P3">ey! you there!</text:p>
      <text:p text:style-name="P3">get back in the mob fore i fork ya! </text:p>
      <text:p text:style-name="P3">you heard me! </text:p>
      <text:p text:style-name="P3">dont make me come over there</text:p>
      <text:p text:style-name="P3">cod damn it you gonna make me come over there arent ya </text:p>
      <text:p text:style-name="P3">runnin a ghost armys like hearding catfish i swear to glub </text:p>
      <text:p text:style-name="P3">_</text:p>
      <text:p text:style-name="P3"><text:soft-page-break/>107. KV11: =009890</text:p>
      <text:p text:style-name="P3">wait a minute </text:p>
      <text:p text:style-name="P3">you arent some rando karkat ghost </text:p>
      <text:p text:style-name="P3">youre alive </text:p>
      <text:p text:style-name="P3">but dreamin or somefin </text:p>
      <text:p text:style-name="P3">yeah you are</text:p>
      <text:p text:style-name="P3">i can tell these things</text:p>
      <text:p text:style-name="P3">whos alive who aint</text:p>
      <text:p text:style-name="P3">youre a genuine article shouty mcnubs</text:p>
      <text:p text:style-name="P3">hey!!!</text:p>
      <text:p text:style-name="P3">no you fool im a good guy</text:p>
      <text:p text:style-name="P3">im leadin this whole ghost army and everything</text:p>
      <text:p text:style-name="P3">we gonna kill lord english</text:p>
      <text:p text:style-name="P3">yeam man</text:p>
      <text:p text:style-name="P3">hey we TALK-ED aboat this</text:p>
      <text:p text:style-name="P3">dont you remember</text:p>
      <text:p text:style-name="P3">yeah i told you this whole plan once</text:p>
      <text:p text:style-name="P3">that i was gonna raise an army and kill a big dude</text:p>
      <text:p text:style-name="P3">i got kinda side tracked from that whole thing for a while </text:p>
      <text:p text:style-name="P3">girl trubs, smh </text:p>
      <text:p text:style-name="P3">im sure you know how it is </text:p>
      <text:p text:style-name="P3">anyway i finally did it </text:p>
      <text:p text:style-name="P3">i raised the army with a lil help from some fronds and now here it is </text:p>
      <text:p text:style-name="P3">and if i recall i told you all this and you said you wanted to run away and join my army </text:p>
      <text:p text:style-name="P3">but you never did &gt;38( </text:p>
      <text:p text:style-name="P3"><text:soft-page-break/>fuck no it wasnt him </text:p>
      <text:p text:style-name="P3">im sure it was you! </text:p>
      <text:p text:style-name="P3">or maybe some version of you i dunno </text:p>
      <text:p text:style-name="P3">anyway it dont matter and youre here now </text:p>
      <text:p text:style-name="P3">so whattaya say you wanna join the fight 38D </text:p>
      <text:p text:style-name="P3">no idea dude</text:p>
      <text:p text:style-name="P3">but as long as youre here and like a quasi impervious dream ghost form </text:p>
      <text:p text:style-name="P3">you could lend a flipper to yours truly </text:p>
      <text:p text:style-name="P3">this is where the most important action is anyway </text:p>
      <text:p text:style-name="P3">its the one for all the roundcircles </text:p>
      <text:p text:style-name="P3">gonna take down english for good </text:p>
      <text:p text:style-name="P3">even tho hes supposedly "invincible" </text:p>
      <text:p text:style-name="P3">got a good feelin about this one though</text:p>
      <text:p text:style-name="P3">feel like we gonna make it STICK this time </text:p>
      <text:p text:style-name="P3">_</text:p>
      <text:p text:style-name="P3">108. KV12: =009893</text:p>
      <text:p text:style-name="P3">yea</text:p>
      <text:p text:style-name="P3">uh sure whatever</text:p>
      <text:p text:style-name="P3">kay nice</text:p>
      <text:p text:style-name="P3">then get in line shouty</text:p>
      <text:p text:style-name="P3">what do you mean what</text:p>
      <text:p text:style-name="P3">yeah</text:p>
      <text:p text:style-name="P3">thats the idea</text:p>
      <text:p text:style-name="P3">thats what “joining an army is” bro</text:p>
      <text:p text:style-name="P3">what do you porpoise</text:p>
      <text:p text:style-name="P3">what do you propose</text:p>
      <text:p text:style-name="P3"><text:soft-page-break/>yeah sure</text:p>
      <text:p text:style-name="P3">_</text:p>
      <text:p text:style-name="P3">109. KV13: =009894</text:p>
      <text:p text:style-name="P3">you a dream ghost you can have whatever you want i think </text:p>
      <text:p text:style-name="P3">nows not the time to be askin junk like that brah </text:p>
      <text:p text:style-name="P3">we about to ride this bitch in for a landing who gives a flip where your ghost sickles come from</text:p>
      <text:p text:style-name="P3">what the fuck</text:p>
      <text:p text:style-name="P3">speech?</text:p>
      <text:p text:style-name="P3">fuck no</text:p>
      <text:p text:style-name="P3">nows not the time to be askin junk like that brah</text:p>
      <text:p text:style-name="P3">we about to ride this bitch in for a landing who gives a flip where your ghost sickles come from </text:p>
      <text:p text:style-name="P3">i guess</text:p>
      <text:p text:style-name="P3">as long as you do it quietly over here</text:p>
      <text:p text:style-name="P3">then walk further away </text:p>
      <text:p text:style-name="P3">see like im doin </text:p>
      <text:p text:style-name="P3">but in the opposite direction a this </text:p>
      <text:p text:style-name="P3">later shouty i got an army to run </text:p>
      <text:p text:style-name="P3">get back here when you done murmurin about whatever motivational noise you thinks gonna get you and you alone pumped </text:p>
      <text:p text:style-name="P3">sea ya nubs </text:p>
      <text:p text:style-name="P3">_</text:p>
      <text:p text:style-name="P3">11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zh" style:country-asian="CN" style:font-name-complex="Courier New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US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Courier New" fo:font-size="12pt" fo:language="en" fo:country="US" style:font-name-asian="Courier New" style:font-size-asian="12pt" style:language-asian="zh" style:country-asian="CN" style:font-name-complex="Courier New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Courier New" fo:font-size="12pt" fo:language="en" fo:country="US" fo:font-style="italic" style:font-name-asian="Mangal1" style:language-asian="zh" style:country-asian="CN" style:font-style-asian="italic" style:font-name-complex="Courier New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Courier New" fo:font-size="12pt" fo:language="en" fo:country="US" style:font-name-asian="Mangal1" style:font-size-asian="12pt" style:language-asian="zh" style:country-asian="CN" style:font-name-complex="Courier New" fo:hyphenate="false" fo:hyphenation-remain-char-count="2" fo:hyphenation-push-char-count="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5" meta:paragraph-count="1396" meta:word-count="7183" meta:character-count="34512"/>
    <meta:generator>OpenOffice/4.1.2$Win32 OpenOffice.org_project/412m3$Build-9782</meta:generator>
  </office:meta>
</office:document-meta>
</file>